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0800000008913C8356.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2" svg:font-family="'DejaVu Sans'" style:font-family-generic="roman"/>
    <style:font-face style:name="Times1" svg:font-family="Times" style:font-family-generic="roman"/>
    <style:font-face style:name="Courier 10 Pitch" svg:font-family="'Courier 10 Pitch'" style:font-adornments="Regular" style:font-pitch="fixed"/>
    <style:font-face style:name="Monospace" svg:font-family="Monospace" style:font-pitch="fixed"/>
    <style:font-face style:name="DejaVu Sans1" svg:font-family="'DejaVu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3" svg:font-family="'DejaVu Sans'" style:font-family-generic="system" style:font-pitch="variable"/>
  </office:font-face-decls>
  <office:automatic-styles>
    <style:style style:name="Table9" style:family="table">
      <style:table-properties style:width="9.525cm" fo:margin-left="0cm" fo:margin-right="8.065cm" table:align="margins"/>
    </style:style>
    <style:style style:name="Table9.A" style:family="table-column">
      <style:table-column-properties style:column-width="2.198cm" style:rel-column-width="15123*"/>
    </style:style>
    <style:style style:name="Table9.B" style:family="table-column">
      <style:table-column-properties style:column-width="7.327cm" style:rel-column-width="5041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8" style:family="table">
      <style:table-properties style:width="13.891cm" fo:margin-left="0cm" fo:margin-right="3.699cm" table:align="margins"/>
    </style:style>
    <style:style style:name="Table8.A" style:family="table-column">
      <style:table-column-properties style:column-width="1.349cm" style:rel-column-width="6370*"/>
    </style:style>
    <style:style style:name="Table8.B" style:family="table-column">
      <style:table-column-properties style:column-width="12.541cm" style:rel-column-width="5916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12" style:family="table">
      <style:table-properties style:width="8.391cm" table:align="left"/>
    </style:style>
    <style:style style:name="Table12.A" style:family="table-column">
      <style:table-column-properties style:column-width="5.3cm"/>
    </style:style>
    <style:style style:name="Table12.B" style:family="table-column">
      <style:table-column-properties style:column-width="3.09cm"/>
    </style:style>
    <style:style style:name="Table12.A1" style:family="table-cell">
      <style:table-cell-properties fo:background-color="#e6e6e6" fo:padding="0.097cm" fo:border-left="0.035cm solid #000000" fo:border-right="none" fo:border-top="0.035cm solid #000000" fo:border-bottom="0.002cm solid #000000">
        <style:background-image/>
      </style:table-cell-properties>
    </style:style>
    <style:style style:name="Table12.B1" style:family="table-cell">
      <style:table-cell-properties fo:background-color="#e6e6e6" fo:padding="0.097cm" fo:border-left="0.002cm solid #000000" fo:border-right="0.035cm solid #000000" fo:border-top="0.035cm solid #000000" fo:border-bottom="0.002cm solid #000000">
        <style:background-image/>
      </style:table-cell-properties>
    </style:style>
    <style:style style:name="Table12.A2" style:family="table-cell">
      <style:table-cell-properties fo:padding="0.097cm" fo:border-left="0.035cm solid #000000" fo:border-right="none" fo:border-top="none" fo:border-bottom="0.002cm solid #000000"/>
    </style:style>
    <style:style style:name="Table12.B2" style:family="table-cell">
      <style:table-cell-properties fo:padding="0.097cm" fo:border-left="0.002cm solid #000000" fo:border-right="0.035cm solid #000000" fo:border-top="none" fo:border-bottom="0.002cm solid #000000"/>
    </style:style>
    <style:style style:name="Table12.A6" style:family="table-cell">
      <style:table-cell-properties fo:padding="0.097cm" fo:border-left="0.035cm solid #000000" fo:border-right="none" fo:border-top="none" fo:border-bottom="0.035cm solid #000000"/>
    </style:style>
    <style:style style:name="Table12.B6" style:family="table-cell">
      <style:table-cell-properties fo:padding="0.097cm" fo:border-left="0.002cm solid #000000" fo:border-right="0.035cm solid #000000" fo:border-top="none" fo:border-bottom="0.035cm solid #000000"/>
    </style:style>
    <style:style style:name="Table13" style:family="table">
      <style:table-properties style:width="11.111cm" table:align="left"/>
    </style:style>
    <style:style style:name="Table13.A" style:family="table-column">
      <style:table-column-properties style:column-width="2.778cm"/>
    </style:style>
    <style:style style:name="Table13.B" style:family="table-column">
      <style:table-column-properties style:column-width="5.713cm"/>
    </style:style>
    <style:style style:name="Table13.C" style:family="table-column">
      <style:table-column-properties style:column-width="2.619cm"/>
    </style:style>
    <style:style style:name="Table13.A1" style:family="table-cell">
      <style:table-cell-properties fo:background-color="#e6e6e6" fo:padding="0.097cm" fo:border-left="0.035cm solid #000000" fo:border-right="none" fo:border-top="0.035cm solid #000000" fo:border-bottom="0.002cm solid #000000">
        <style:background-image/>
      </style:table-cell-properties>
    </style:style>
    <style:style style:name="Table13.B1" style:family="table-cell">
      <style:table-cell-properties fo:background-color="#e6e6e6" fo:padding="0.097cm" fo:border-left="0.002cm solid #000000" fo:border-right="none" fo:border-top="0.035cm solid #000000" fo:border-bottom="0.002cm solid #000000">
        <style:background-image/>
      </style:table-cell-properties>
    </style:style>
    <style:style style:name="Table13.C1" style:family="table-cell">
      <style:table-cell-properties fo:background-color="#e6e6e6" fo:padding="0.097cm" fo:border-left="0.002cm solid #000000" fo:border-right="0.035cm solid #000000" fo:border-top="0.035cm solid #000000" fo:border-bottom="0.002cm solid #000000">
        <style:background-image/>
      </style:table-cell-properties>
    </style:style>
    <style:style style:name="Table13.A2" style:family="table-cell">
      <style:table-cell-properties fo:padding="0.097cm" fo:border-left="0.035cm solid #000000" fo:border-right="none" fo:border-top="none" fo:border-bottom="0.002cm solid #000000"/>
    </style:style>
    <style:style style:name="Table13.B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35cm solid #000000" fo:border-top="none" fo:border-bottom="0.002cm solid #000000"/>
    </style:style>
    <style:style style:name="Table13.A6" style:family="table-cell">
      <style:table-cell-properties fo:padding="0.097cm" fo:border-left="0.035cm solid #000000" fo:border-right="none" fo:border-top="none" fo:border-bottom="0.035cm solid #000000"/>
    </style:style>
    <style:style style:name="Table13.B6" style:family="table-cell">
      <style:table-cell-properties fo:padding="0.097cm" fo:border-left="0.002cm solid #000000" fo:border-right="none" fo:border-top="none" fo:border-bottom="0.035cm solid #000000"/>
    </style:style>
    <style:style style:name="Table13.C6" style:family="table-cell">
      <style:table-cell-properties fo:padding="0.097cm" fo:border-left="0.002cm solid #000000" fo:border-right="0.035cm solid #000000" fo:border-top="none" fo:border-bottom="0.035cm solid #000000"/>
    </style:style>
    <style:style style:name="Table2" style:family="table">
      <style:table-properties style:width="17.593cm" fo:margin-left="0cm" fo:margin-right="-0.004cm" table:align="margins"/>
    </style:style>
    <style:style style:name="Table2.A" style:family="table-column">
      <style:table-column-properties style:column-width="3.572cm" style:rel-column-width="13305*"/>
    </style:style>
    <style:style style:name="Table2.B" style:family="table-column">
      <style:table-column-properties style:column-width="2.806cm" style:rel-column-width="10452*"/>
    </style:style>
    <style:style style:name="Table2.F" style:family="table-column">
      <style:table-column-properties style:column-width="2.798cm" style:rel-column-width="10422*"/>
    </style:style>
    <style:style style:name="Table2.A1" style:family="table-cell">
      <style:table-cell-properties fo:background-color="#e6e6e6" fo:padding="0.097cm" fo:border-left="0.035cm solid #000000" fo:border-right="none" fo:border-top="0.035cm solid #000000" fo:border-bottom="0.002cm solid #000000">
        <style:background-image/>
      </style:table-cell-properties>
    </style:style>
    <style:style style:name="Table2.B1" style:family="table-cell">
      <style:table-cell-properties fo:background-color="#e6e6e6" fo:padding="0.097cm" fo:border-left="0.002cm solid #000000" fo:border-right="none" fo:border-top="0.035cm solid #000000" fo:border-bottom="0.002cm solid #000000">
        <style:background-image/>
      </style:table-cell-properties>
    </style:style>
    <style:style style:name="Table2.F1" style:family="table-cell">
      <style:table-cell-properties fo:background-color="#e6e6e6" fo:padding="0.097cm" fo:border-left="0.002cm solid #000000" fo:border-right="0.035cm solid #000000" fo:border-top="0.035cm solid #000000" fo:border-bottom="0.002cm solid #000000">
        <style:background-image/>
      </style:table-cell-properties>
    </style:style>
    <style:style style:name="Table2.A2" style:family="table-cell">
      <style:table-cell-properties fo:padding="0.097cm" fo:border-left="0.035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35cm solid #000000" fo:border-top="none" fo:border-bottom="0.002cm solid #000000"/>
    </style:style>
    <style:style style:name="Table2.A4" style:family="table-cell">
      <style:table-cell-properties fo:padding="0.097cm" fo:border-left="0.035cm solid #000000" fo:border-right="none" fo:border-top="none" fo:border-bottom="0.035cm solid #000000"/>
    </style:style>
    <style:style style:name="Table2.B4" style:family="table-cell">
      <style:table-cell-properties fo:padding="0.097cm" fo:border-left="0.002cm solid #000000" fo:border-right="none" fo:border-top="none" fo:border-bottom="0.035cm solid #000000"/>
    </style:style>
    <style:style style:name="Table2.F4" style:family="table-cell">
      <style:table-cell-properties fo:padding="0.097cm" fo:border-left="0.002cm solid #000000" fo:border-right="0.035cm solid #000000" fo:border-top="none" fo:border-bottom="0.035cm solid #000000"/>
    </style:style>
    <style:style style:name="Table1" style:family="table">
      <style:table-properties style:width="17.567cm" table:align="left"/>
    </style:style>
    <style:style style:name="Table1.A" style:family="table-column">
      <style:table-column-properties style:column-width="1.97cm"/>
    </style:style>
    <style:style style:name="Table1.B" style:family="table-column">
      <style:table-column-properties style:column-width="3.35cm"/>
    </style:style>
    <style:style style:name="Table1.C" style:family="table-column">
      <style:table-column-properties style:column-width="3.013cm"/>
    </style:style>
    <style:style style:name="Table1.D" style:family="table-column">
      <style:table-column-properties style:column-width="1.845cm"/>
    </style:style>
    <style:style style:name="Table1.E" style:family="table-column">
      <style:table-column-properties style:column-width="1.847cm"/>
    </style:style>
    <style:style style:name="Table1.H" style:family="table-column">
      <style:table-column-properties style:column-width="1.849cm"/>
    </style:style>
    <style:style style:name="Table1.1" style:family="table-row">
      <style:table-row-properties fo:background-color="transparent">
        <style:background-image/>
      </style:table-row-properties>
    </style:style>
    <style:style style:name="Table1.A1" style:family="table-cell">
      <style:table-cell-properties fo:background-color="#e6e6e6" fo:padding="0.097cm" fo:border-left="0.035cm solid #000000" fo:border-right="none" fo:border-top="0.035cm solid #000000" fo:border-bottom="0.002cm solid #000000">
        <style:background-image/>
      </style:table-cell-properties>
    </style:style>
    <style:style style:name="Table1.B1" style:family="table-cell">
      <style:table-cell-properties fo:background-color="#e6e6e6" fo:padding="0.097cm" fo:border-left="0.002cm solid #000000" fo:border-right="none" fo:border-top="0.035cm solid #000000" fo:border-bottom="0.002cm solid #000000">
        <style:background-image/>
      </style:table-cell-properties>
    </style:style>
    <style:style style:name="Table1.H1" style:family="table-cell">
      <style:table-cell-properties fo:background-color="#e6e6e6" fo:padding="0.097cm" fo:border-left="0.002cm solid #000000" fo:border-right="0.035cm solid #000000" fo:border-top="0.035cm solid #000000" fo:border-bottom="0.002cm solid #000000">
        <style:background-image/>
      </style:table-cell-properties>
    </style:style>
    <style:style style:name="Table1.2" style:family="table-row">
      <style:table-row-properties fo:background-color="#ffcc99">
        <style:background-image/>
      </style:table-row-properties>
    </style:style>
    <style:style style:name="Table1.A2" style:family="table-cell">
      <style:table-cell-properties fo:background-color="#ffffff" fo:padding="0.097cm" fo:border-left="0.035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H2" style:family="table-cell">
      <style:table-cell-properties fo:background-color="#ffffff" fo:padding="0.097cm" fo:border-left="0.002cm solid #000000" fo:border-right="0.035cm solid #000000" fo:border-top="none" fo:border-bottom="0.002cm solid #000000">
        <style:background-image/>
      </style:table-cell-properties>
    </style:style>
    <style:style style:name="Table1.3" style:family="table-row">
      <style:table-row-properties fo:background-color="#94bd5e">
        <style:background-image/>
      </style:table-row-properties>
    </style:style>
    <style:style style:name="Table1.4" style:family="table-row">
      <style:table-row-properties fo:background-color="#99ccff">
        <style:background-image/>
      </style:table-row-properties>
    </style:style>
    <style:style style:name="Table1.A5" style:family="table-cell">
      <style:table-cell-properties fo:background-color="#ccffff" fo:padding="0.097cm" fo:border-left="0.035cm solid #000000" fo:border-right="none" fo:border-top="none" fo:border-bottom="0.035cm solid #000000">
        <style:background-image/>
      </style:table-cell-properties>
    </style:style>
    <style:style style:name="Table1.B5" style:family="table-cell">
      <style:table-cell-properties fo:background-color="#ccffff" fo:padding="0.097cm" fo:border-left="0.002cm solid #000000" fo:border-right="none" fo:border-top="none" fo:border-bottom="0.035cm solid #000000">
        <style:background-image/>
      </style:table-cell-properties>
    </style:style>
    <style:style style:name="Table1.H5" style:family="table-cell">
      <style:table-cell-properties fo:background-color="#ccffff" fo:padding="0.097cm" fo:border-left="0.002cm solid #000000" fo:border-right="0.035cm solid #000000" fo:border-top="none" fo:border-bottom="0.035cm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style:use-window-font-color="true"/>
    </style:style>
    <style:style style:name="P3" style:family="paragraph" style:parent-style-name="Standard">
      <style:paragraph-properties fo:text-align="justify" style:justify-single-word="false"/>
      <style:text-properties style:use-window-font-color="true"/>
    </style:style>
    <style:style style:name="P4" style:family="paragraph" style:parent-style-name="Standard">
      <style:paragraph-properties fo:text-align="justify" style:justify-single-word="false"/>
      <style:text-properties style:use-window-font-color="true" fo:font-weight="normal" style:font-weight-asian="normal" style:font-weight-complex="normal"/>
    </style:style>
    <style:style style:name="P5" style:family="paragraph" style:parent-style-name="Standard">
      <style:text-properties style:use-window-font-color="true" fo:font-weight="bold" style:font-weight-asian="bold" style:font-weight-complex="bold"/>
    </style:style>
    <style:style style:name="P6" style:family="paragraph" style:parent-style-name="Standard">
      <style:paragraph-properties fo:text-align="justify" style:justify-single-word="false"/>
      <style:text-properties style:use-window-font-color="true"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Times1"/>
    </style:style>
    <style:style style:name="P8" style:family="paragraph" style:parent-style-name="Standard">
      <style:paragraph-properties fo:text-align="justify" style:justify-single-word="false"/>
      <style:text-properties style:use-window-font-color="true" fo:font-style="normal" style:font-style-asian="normal" style:font-style-complex="normal"/>
    </style:style>
    <style:style style:name="P9" style:family="paragraph" style:parent-style-name="Standard">
      <style:paragraph-properties fo:text-align="center" style:justify-single-word="false"/>
      <style:text-properties fo:color="#ff0000"/>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Table_20_Contents">
      <style:paragraph-properties fo:text-align="center" style:justify-single-word="false" fo:background-color="transparent">
        <style:background-image/>
      </style:paragraph-properties>
      <style:text-properties style:use-window-font-color="true"/>
    </style:style>
    <style:style style:name="P12" style:family="paragraph" style:parent-style-name="Table_20_Contents">
      <style:paragraph-properties fo:text-align="center" style:justify-single-word="false" fo:background-color="transparent">
        <style:background-image/>
      </style:paragraph-properties>
      <style:text-properties fo:color="#ff0000" fo:font-weight="bold" style:font-weight-asian="bold" style:font-weight-complex="bold"/>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style>
    <style:style style:name="P14" style:family="paragraph" style:parent-style-name="Standard">
      <style:paragraph-properties fo:margin-left="0cm" fo:margin-right="0cm" fo:text-align="center" style:justify-single-word="false" fo:text-indent="0cm" style:auto-text-indent="false"/>
      <style:text-properties style:use-window-font-color="true" fo:font-weight="bold" style:font-weight-asian="bold" style:font-weight-complex="bold"/>
    </style:style>
    <style:style style:name="P15" style:family="paragraph" style:parent-style-name="Standard">
      <style:paragraph-properties fo:margin-left="0cm" fo:margin-right="0cm" fo:text-align="center" style:justify-single-word="false" fo:text-indent="0cm" style:auto-text-indent="false"/>
      <style:text-properties style:use-window-font-color="true"/>
    </style:style>
    <style:style style:name="P16" style:family="paragraph" style:parent-style-name="Standard">
      <style:paragraph-properties fo:margin-left="0cm" fo:margin-right="0cm" fo:text-align="start" style:justify-single-word="false" fo:text-indent="0cm" style:auto-text-indent="false"/>
      <style:text-properties style:use-window-font-color="true"/>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paragraph-properties fo:margin-left="0cm" fo:margin-right="0cm" fo:text-align="justify" style:justify-single-word="false" fo:text-indent="0cm" style:auto-text-indent="false" fo:break-before="pag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style:use-window-font-color="true"/>
    </style:style>
    <style:style style:name="P21" style:family="paragraph" style:parent-style-name="Table_20_Contents">
      <style:paragraph-properties fo:text-align="justify" style:justify-single-word="false"/>
      <style:text-properties style:use-window-font-color="true"/>
    </style:style>
    <style:style style:name="P22" style:family="paragraph" style:parent-style-name="Table_20_Contents">
      <style:paragraph-properties fo:text-align="justify" style:justify-single-word="false"/>
      <style:text-properties style:use-window-font-color="true" fo:font-weight="bold" style:font-weight-asian="bold" style:font-weight-complex="bold"/>
    </style:style>
    <style:style style:name="P23"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color="#ff0000" fo:font-weight="bold" style:font-weight-asian="bold" style:font-weight-complex="bold"/>
    </style:style>
    <style:style style:name="P27" style:family="paragraph" style:parent-style-name="Heading">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P30" style:family="paragraph" style:parent-style-name="Heading_20_3">
      <style:paragraph-properties fo:text-align="justify" style:justify-single-word="false"/>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Standard" style:list-style-name="L2">
      <style:paragraph-properties fo:text-align="justify" style:justify-single-word="false"/>
      <style:text-properties style:use-window-font-color="true"/>
    </style:style>
    <style:style style:name="P35" style:family="paragraph" style:parent-style-name="Standard" style:list-style-name="L2">
      <style:paragraph-properties fo:text-align="justify" style:justify-single-word="false"/>
      <style:text-properties style:use-window-font-color="true"/>
    </style:style>
    <style:style style:name="P36" style:family="paragraph" style:parent-style-name="Standard" style:list-style-name="L2">
      <style:paragraph-properties fo:text-align="justify" style:justify-single-word="false"/>
      <style:text-properties style:use-window-font-color="true"/>
    </style:style>
    <style:style style:name="P37" style:family="paragraph" style:parent-style-name="Standard" style:list-style-name="L2">
      <style:paragraph-properties fo:text-align="justify" style:justify-single-word="false"/>
      <style:text-properties style:use-window-font-color="true"/>
    </style:style>
    <style:style style:name="P38" style:family="paragraph" style:parent-style-name="Standard" style:list-style-name="L2">
      <style:paragraph-properties fo:text-align="justify" style:justify-single-word="false"/>
      <style:text-properties style:use-window-font-color="true"/>
    </style:style>
    <style:style style:name="P39" style:family="paragraph" style:parent-style-name="Standard" style:list-style-name="L2">
      <style:paragraph-properties fo:text-align="justify" style:justify-single-word="false"/>
      <style:text-properties style:use-window-font-color="true"/>
    </style:style>
    <style:style style:name="P40" style:family="paragraph" style:parent-style-name="Standard" style:list-style-name="L2">
      <style:paragraph-properties fo:text-align="justify" style:justify-single-word="false"/>
      <style:text-properties style:use-window-font-color="true"/>
    </style:style>
    <style:style style:name="P41" style:family="paragraph" style:parent-style-name="Standard" style:list-style-name="L2">
      <style:paragraph-properties fo:text-align="justify" style:justify-single-word="false"/>
      <style:text-properties style:use-window-font-color="true"/>
    </style:style>
    <style:style style:name="P42" style:family="paragraph" style:parent-style-name="Standard" style:list-style-name="L2">
      <style:paragraph-properties fo:text-align="justify" style:justify-single-word="false"/>
      <style:text-properties style:use-window-font-color="true"/>
    </style:style>
    <style:style style:name="P43" style:family="paragraph" style:parent-style-name="Standard" style:list-style-name="L2">
      <style:paragraph-properties fo:text-align="justify" style:justify-single-word="false"/>
      <style:text-properties style:use-window-font-color="true"/>
    </style:style>
    <style:style style:name="P44" style:family="paragraph" style:parent-style-name="Standard" style:list-style-name="L2">
      <style:paragraph-properties fo:text-align="justify" style:justify-single-word="false"/>
      <style:text-properties style:use-window-font-color="true"/>
    </style:style>
    <style:style style:name="P45" style:family="paragraph" style:parent-style-name="Standard" style:list-style-name="L1">
      <style:paragraph-properties fo:margin-left="0cm" fo:margin-right="0cm" fo:text-align="justify" style:justify-single-word="false" fo:text-indent="0cm" style:auto-text-indent="false"/>
      <style:text-properties style:use-window-font-color="true"/>
    </style:style>
    <style:style style:name="P46" style:family="paragraph" style:parent-style-name="Standard" style:list-style-name="L1">
      <style:paragraph-properties fo:margin-left="0cm" fo:margin-right="0cm" fo:text-align="justify" style:justify-single-word="false" fo:text-indent="0cm" style:auto-text-indent="false"/>
      <style:text-properties style:use-window-font-color="true"/>
    </style:style>
    <style:style style:name="P47" style:family="paragraph" style:parent-style-name="Standard" style:list-style-name="L1">
      <style:paragraph-properties fo:margin-left="0cm" fo:margin-right="0cm" fo:text-align="justify" style:justify-single-word="false" fo:text-indent="0cm" style:auto-text-indent="false"/>
      <style:text-properties style:use-window-font-color="true"/>
    </style:style>
    <style:style style:name="P48" style:family="paragraph" style:parent-style-name="Standard" style:list-style-name="L1">
      <style:paragraph-properties fo:margin-left="0cm" fo:margin-right="0cm" fo:text-align="justify" style:justify-single-word="false" fo:text-indent="0cm" style:auto-text-indent="false"/>
      <style:text-properties style:use-window-font-color="true"/>
    </style:style>
    <style:style style:name="P49" style:family="paragraph" style:parent-style-name="Standard" style:list-style-name="L1">
      <style:paragraph-properties fo:margin-left="0cm" fo:margin-right="0cm" fo:text-align="justify" style:justify-single-word="false" fo:text-indent="0cm" style:auto-text-indent="false"/>
      <style:text-properties style:use-window-font-color="true"/>
    </style:style>
    <style:style style:name="P50" style:family="paragraph">
      <style:paragraph-properties fo:margin-left="0cm" fo:margin-right="0cm" fo:margin-top="0cm" fo:margin-bottom="0cm" fo:line-height="100%" fo:text-align="center" text:enable-numbering="false" fo:text-indent="0cm"/>
    </style:style>
    <style:style style:name="P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2" style:family="paragraph">
      <style:paragraph-properties fo:margin-left="0cm" fo:margin-right="0cm" fo:margin-top="0cm" fo:margin-bottom="0cm" fo:line-height="100%" text:enable-numbering="false" fo:text-indent="0cm"/>
    </style:style>
    <style:style style:name="P5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1" fo:font-size="10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5" style:family="paragraph">
      <style:paragraph-properties fo:margin-left="0cm" fo:margin-right="0cm" fo:margin-top="0cm" fo:margin-bottom="0cm" fo:line-height="100%" text:enable-numbering="false" fo:text-indent="0cm"/>
      <style:text-properties fo:color="#ff0000"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1" fo:font-size="14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7" style:family="paragraph">
      <style:paragraph-properties fo:margin-left="0cm" fo:margin-right="0cm" fo:margin-top="0cm" fo:margin-bottom="0cm" fo:line-height="100%" fo:text-align="center" text:enable-numbering="false" fo:text-indent="0cm" style:writing-mode="lr-tb"/>
    </style:style>
    <style:style style:name="P58" style:family="paragraph">
      <style:paragraph-properties fo:margin-left="0cm" fo:margin-right="0cm" fo:margin-top="0cm" fo:margin-bottom="0cm" fo:line-height="100%" fo:text-align="center" text:enable-numbering="false" fo:text-indent="0cm" style:writing-mode="lr-tb"/>
      <style:text-properties style:use-window-font-color="true" style:text-outline="false" style:text-line-through-style="none" style:font-name="DejaVu Sans1" fo:font-size="14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9" style:family="paragraph">
      <style:paragraph-properties fo:margin-left="0cm" fo:margin-right="0cm" fo:margin-top="0cm" fo:margin-bottom="0cm" fo:line-height="100%" fo:text-align="center" text:enable-numbering="false" fo:text-indent="0cm" style:writing-mode="lr-tb"/>
      <style:text-properties style:use-window-font-color="true" style:text-outline="false" style:text-line-through-style="none" style:font-name="DejaVu Sans1"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1"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6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1" fo:font-size="14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62" style:family="paragraph">
      <style:paragraph-properties fo:margin-left="0cm" fo:margin-right="0cm" fo:margin-top="0.397cm" fo:margin-bottom="0cm" fo:line-height="100%" text:enable-numbering="false" fo:text-indent="0cm" style:writing-mode="lr-tb"/>
    </style:style>
    <style:style style:name="P63" style:family="paragraph">
      <style:paragraph-properties fo:margin-left="0cm" fo:margin-right="0cm" fo:margin-top="0.397cm" fo:margin-bottom="0cm" fo:line-height="100%" text:enable-numbering="false" fo:text-indent="0cm" style:writing-mode="lr-tb"/>
      <style:text-properties style:use-window-font-color="true" style:text-outline="false" style:text-line-through-style="none" style:font-name="DejaVu Sans1" fo:font-size="14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text:enable-numbering="false" fo:text-indent="0cm" style:writing-mode="tb-rl"/>
      <style:text-properties style:use-window-font-color="true"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fo:font-style="normal" fo:font-weight="bold" style:font-style-asian="normal" style:font-weight-asian="bold" style:font-style-complex="normal" style:font-weight-complex="bold"/>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style:font-name="Times1"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Times1" fo:font-size="12pt" style:font-name-asian="Monospace" style:font-size-asian="12pt" style:font-name-complex="Monospace" style:font-size-complex="12pt"/>
    </style:style>
    <style:style style:name="T13" style:family="text">
      <style:text-properties fo:color="#000000" fo:font-size="12pt" style:font-name-asian="Monospace" style:font-size-asian="12pt" style:font-name-complex="Monospace" style:font-size-complex="12pt"/>
    </style:style>
    <style:style style:name="T14" style:family="text">
      <style:text-properties style:font-name="Times1" fo:font-size="12pt" style:font-size-asian="12pt" style:font-size-complex="12pt"/>
    </style:style>
    <style:style style:name="T15" style:family="text">
      <style:text-properties fo:font-size="12pt" style:font-size-asian="12pt" style:font-size-complex="12pt"/>
    </style:style>
    <style:style style:name="T16" style:family="text">
      <style:text-properties style:use-window-font-color="true"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1" fo:font-size="10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8" style:family="text">
      <style:text-properties fo:color="#ff0000" style:text-outline="false" style:text-line-through-style="none" style:font-name="DejaVu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1" fo:font-size="14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1" fo:font-size="14pt" fo:language="en" fo:country="CA" fo:font-style="normal" fo:text-shadow="none" style:text-underline-style="none" fo:font-weight="bold" style:letter-kerning="true"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21" style:family="text">
      <style:text-properties style:use-window-font-color="true" style:text-outline="false" style:text-line-through-style="none" style:font-name="DejaVu Sans1" fo:font-size="14pt" fo:language="en" fo:country="US"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DejaVu Sans1" fo:font-size="12pt" fo:font-style="normal" fo:text-shadow="none" style:text-underline-style="none" fo:font-weight="bold" style:letter-kerning="true"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23" style:family="text">
      <style:text-properties style:use-window-font-color="true" style:text-outline="false" style:text-line-through-style="none" style:font-name="DejaVu Sans1" fo:font-size="14pt" fo:font-style="normal" fo:text-shadow="none" style:text-underline-style="none" fo:font-weight="bold" style:letter-kerning="true"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24" style:family="text">
      <style:text-properties style:use-window-font-color="true" style:text-outline="false" style:text-line-through-style="none" style:font-name="DejaVu Sans1"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25" style:family="text">
      <style:text-properties fo:color="#ff0066" style:text-outline="false" style:text-line-through-style="none" style:font-name="DejaVu Sans1" fo:font-size="14pt" fo:font-style="normal" fo:text-shadow="none" style:text-underline-style="none" fo:font-weight="bold" style:letter-kerning="true"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26" style:family="text">
      <style:text-properties style:use-window-font-color="true" style:text-outline="false" style:text-line-through-style="none" style:font-name="DejaVu Sans1" fo:font-size="14pt" fo:language="en" fo:country="CA" fo:font-style="normal" fo:text-shadow="none" style:text-underline-style="none" fo:font-weight="normal" style:letter-kerning="true"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opacity="25%" draw:textarea-horizontal-align="justify" draw:textarea-vertical-align="middle" draw:auto-grow-height="false" fo:padding-top="0.125cm" fo:padding-bottom="0.125cm" fo:padding-left="0.25cm" fo:padding-right="0.25cm" draw:shadow="hidden" draw:shadow-offset-x="0.3cm" draw:shadow-offset-y="0.3cm" draw:shadow-color="#808080" draw:shadow-opacity="25%" style:run-through="foreground"/>
    </style:style>
    <style:style style:name="gr4" style:family="graphic">
      <style:graphic-properties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fill-gradient-name="Gradient_20_1" draw:fill-hatch-name="Black_20_0_20_Degrees" draw:fill-image-name="Empty"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0000" draw:fill-gradient-name="Gradient_20_1" draw:fill-hatch-name="Black_20_0_20_Degrees" draw:fill-image-name="Empty" draw:opacity="2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top" draw:auto-grow-height="true" draw:auto-grow-width="true" fo:min-height="0cm" fo:min-width="0cm" fo:padding-top="0.125cm" fo:padding-bottom="0.125cm" fo:padding-left="0.25cm" fo:padding-right="0.25cm" draw:shadow="hidden" draw:shadow-offset-x="0.3cm" draw:shadow-offset-y="0.3cm" draw:shadow-color="#808080" style:run-through="foreground"/>
      <style:paragraph-properties style:writing-mode="tb-rl"/>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99cc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0"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99ccff" draw:textarea-horizontal-align="justify"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fo:min-height="3.494cm" fo:min-width="2.887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bbe0e3" draw:textarea-horizontal-align="justify" draw:textarea-vertical-align="top" draw:auto-grow-height="true" fo:min-height="1.166cm" fo:padding-top="0.131cm" fo:padding-bottom="0.131cm" fo:padding-left="0.25cm" fo:padding-right="0.25cm" fo:wrap-option="no-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99ccff" draw:textarea-horizontal-align="center"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bbe0e3" draw:textarea-horizontal-align="justify" draw:textarea-vertical-align="top" draw:auto-grow-height="true" fo:min-height="1.563cm" fo:padding-top="0.131cm" fo:padding-bottom="0.131cm" fo:padding-left="0.25cm" fo:padding-right="0.25cm" fo:wrap-option="no-wrap"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chnical Documentation</text:p>
      <text:p text:style-name="P27">Obiba GenoByte</text:p>
      <text:p text:style-name="P27">Génome Québec</text:p>
      <text:p text:style-name="P27">Version 1.0 - 2007-09-26</text:p>
      <text:p text:style-name="Standard"/>
      <text:p text:style-name="Standard"/>
      <text:p text:style-name="Standard"/>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Introduction<text:tab/>2</text:p>
          <text:p text:style-name="P32">General concepts definition<text:tab/>3</text:p>
          <text:p text:style-name="P33">Row-Oriented VS Column-Oriented Databases<text:tab/>3</text:p>
          <text:p text:style-name="P33">Berkeley DB<text:tab/>4</text:p>
          <text:p text:style-name="P32">Nuts and bolts of GenoByte<text:tab/>5</text:p>
          <text:p text:style-name="P33">What is the Bitwise?<text:tab/>5</text:p>
          <text:p text:style-name="P31">Dictionary<text:tab/>5</text:p>
          <text:p text:style-name="P31">BitVector<text:tab/>6</text:p>
          <text:p text:style-name="P31">Field<text:tab/>6</text:p>
          <text:p text:style-name="P31">Record<text:tab/>7</text:p>
          <text:p text:style-name="P31">BitwiseStore<text:tab/>8</text:p>
          <text:p text:style-name="P31">BitwiseRecordManager<text:tab/>9</text:p>
          <text:p text:style-name="P31">Last word on the Bitwise<text:tab/>9</text:p>
          <text:p text:style-name="P33">What is GenoByte?<text:tab/>9</text:p>
          <text:p text:style-name="P31">GenotypingStore<text:tab/>10</text:p>
          <text:p text:style-name="P32">GenoByte modules<text:tab/>11</text:p>
          <text:p text:style-name="P33">Queries<text:tab/>11</text:p>
          <text:p text:style-name="P33">Statistics<text:tab/>13</text:p>
          <text:p text:style-name="P31">How inconsistencies statistics are handled in the system<text:tab/>14</text:p>
          <text:p text:style-name="P33">How to extend GenoByte to use it in another program<text:tab/>14</text:p>
          <text:p text:style-name="P32">Conclusion<text:tab/>15</text:p>
          <text:p text:style-name="P32">Copyright Notice<text:tab/>16</text:p>
        </text:index-body>
      </text:table-of-content>
      <text:p text:style-name="Standard"/>
      <text:p text:style-name="Standard"/>
      <text:h text:style-name="P29" text:outline-level="1">Introduction</text:h>
      <text:p text:style-name="P1"/>
      <text:p text:style-name="P1"><text:span text:style-name="T8"><text:tab/>GenoByte is a generic API for manipulating large collections of genotypes. Typically, it is used as the basis of a genotyping application. It</text:span> started as an internal project at the McGill University and Génome Québec Innovation Center to counter the limitations imposed by the use of traditional RDBMS (Relation Database Management System) such as MySQL.</text:p>
      <text:p text:style-name="P1"/>
      <text:p text:style-name="P1"><text:tab/>As genotyping technologies evolve, experiments allow to test a growing number of variants on a growing number of patients, thus generating exponentially bigger datasets. Using MySQL as an RDBMS back-end, our genotyping application quickly became overwhelmed by the requirements of simple statistic calculations such as the MAF and Hardy-Weinberg values. It became even worse with more complex calculations such as case-control studies. A replacement solution was therefore necessary.</text:p>
      <text:p text:style-name="P1"/>
      <text:p text:style-name="P1"><text:tab/>A column-oriented database solution has proven to be the desired method. Short of finding an acceptable free software so<text:span text:style-name="T1">lution, we developed one ourselves, adapted to the needs of genotyping applications. The solution has proven to significantly improve the efficiency of our in-house database system. Therefore, we decided to release the GenoByte API as open-source software under the umbrella of Gé</text:span><text:span text:style-name="T1">nome Qu</text:span><text:span text:style-name="T1">ébec's open-source initiative aimed at biobanks, Obiba.</text:span></text:p>
      <text:p text:style-name="P3"/>
      <text:p text:style-name="P3"><text:tab/>While fitting the needs of the genotyping portion of biobanks software applications, GenoByte can go over that realm, assisting in the development of any Java application manipulating large amounts of genotypes.</text:p>
      <text:p text:style-name="P3"/>
      <text:p text:style-name="P1"><text:span text:style-name="T1"><text:tab/>This document is aimed at descr</text:span>ibing the behaviour of the GenoByte API and its components. We will first define some general concepts in use. Then, we will explore the “nuts and bolts” of the system, explaining how it works and giving cues on how it can be extended. Finally, we will explore the functionality of the main application modules.</text:p>
      <text:h text:style-name="P29" text:outline-level="1">General concepts definition</text:h>
      <text:h text:style-name="P19" text:outline-level="2">Row-Oriented VS Column-Oriented Databases</text:h>
      <text:p text:style-name="P13"/>
      <text:p text:style-name="P13"><text:tab/>This section introduces the data organization strategy involved in the GenoByte API, and compares it with conventional methods.</text:p>
      <text:p text:style-name="P13"/>
      <text:p text:style-name="P13"><text:tab/>In traditional RDBMS, data is organized in records. Database systems using this methodology are known as “row-oriented” <text:span text:style-name="T1">databases</text:span>. The organization in row <text:span text:style-name="T1">means that all information relevant to one instance (one entry) is regrouped, and called a record. For example, imagine a “user” table in an RDBMS, with three fields to be stored: id, name and email. In this case, all data related to a single user is regrouped. We have a triple</text:span><text:span text:style-name="T3"> (id, name, email) </text:span><text:span text:style-name="T1">for the first user, another triple for the second user, etc.</text:span></text:p>
      <text:p text:style-name="P17"/>
      <table:table table:name="Table9" table:style-name="Table9">
        <table:table-column table:style-name="Table9.A"/>
        <table:table-column table:style-name="Table9.B"/>
        <table:table-row>
          <table:table-cell table:style-name="Table9.A1" office:value-type="string">
            <text:p text:style-name="P22">Record 1</text:p>
          </table:table-cell>
          <table:table-cell table:style-name="Table9.B1" office:value-type="string">
            <text:p text:style-name="P21">4<text:span text:style-name="T1">, “John Smith”, “smith.john@obiba.org”</text:span></text:p>
          </table:table-cell>
        </table:table-row>
        <table:table-row>
          <table:table-cell table:style-name="Table9.A2" office:value-type="string">
            <text:p text:style-name="P22">Record 2</text:p>
          </table:table-cell>
          <table:table-cell table:style-name="Table9.B2" office:value-type="string">
            <text:p text:style-name="P21">10<text:span text:style-name="T1">, “Bill Wong”, “wong.bill@obiba.org”</text:span></text:p>
          </table:table-cell>
        </table:table-row>
        <table:table-row>
          <table:table-cell table:style-name="Table9.A2" office:value-type="string">
            <text:p text:style-name="P5">Record 3</text:p>
          </table:table-cell>
          <table:table-cell table:style-name="Table9.B2" office:value-type="string">
            <text:p text:style-name="P2">12, “Anna Ban”, “ban.anna@obiba.org”</text:p>
          </table:table-cell>
        </table:table-row>
      </table:table>
      <text:p text:style-name="P13"><text:span text:style-name="T10">Table 1</text:span>: Data organized in a row-oriented fashion</text:p>
      <text:p text:style-name="P13"/>
      <text:p text:style-name="P13"><text:tab/>This makes it easy to append new information because everything that is relevant to one record is regrouped. Adding a new record simply requires adding a new triple.</text:p>
      <text:p text:style-name="P13"/>
      <text:p text:style-name="P13"><text:span text:style-name="T1"><text:tab/>Another type of databases which has gained visibility in the recent years is the so-called “column-oriented” database. The basic idea is to regroup data by field, rather than by record. A field holds one information type for all records. Column-oriented databases is not a new concept, being described in papers such as TAXIR</text:span><text:span text:style-name="T1"><text:note text:id="ftn1" text:note-class="footnote"><text:note-citation>1</text:note-citation><text:note-body><text:p text:style-name="Footnote">G.F. Estabrook and R.C. Brill, The Theory of the TAXIR Accessioner, Mathematical Biosciences 5 (1969), 327-340</text:p></text:note-body></text:note></text:span><text:span text:style-name="T1"> in 1969. <text:s/></text:span></text:p>
      <text:p text:style-name="P13"/>
      <text:p text:style-name="P13"><text:tab/>We could imagine a field as being a huge vector, containing values of its type for all database records. Another <text:span text:style-name="T1">field</text:span> of the same table contains values of its type for all records. Data pertaining to the same instance is always located at the same index in each Field.</text:p>
      <text:p text:style-name="P13"/>
      <text:p text:style-name="P13"><text:tab/></text:p>
      <text:p text:style-name="P18"><text:span text:style-name="T1"><text:tab/></text:span><text:span text:style-name="T1">Taking our previous “user” table example, adapted to the column-oriented concept, the id information for all users becomes regrouped in one field. So are the users name and the email. That's where the term “column-oriented” comes from, because the data is organized by columns (or if you prefer, by information type). </text:span><text:span text:style-name="T1">Because field information is stored in consecutive order, column-oriented databases are efficient at executing queries on the dataset.</text:span></text:p>
      <text:p text:style-name="P17"/>
      <table:table table:name="Table8" table:style-name="Table8">
        <table:table-column table:style-name="Table8.A"/>
        <table:table-column table:style-name="Table8.B"/>
        <table:table-row>
          <table:table-cell table:style-name="Table8.A1" office:value-type="string">
            <text:p text:style-name="P22">id</text:p>
          </table:table-cell>
          <table:table-cell table:style-name="Table8.B1" office:value-type="string">
            <text:p text:style-name="P21">4, 10, 12</text:p>
          </table:table-cell>
        </table:table-row>
        <table:table-row>
          <table:table-cell table:style-name="Table8.A2" office:value-type="string">
            <text:p text:style-name="P22">name</text:p>
          </table:table-cell>
          <table:table-cell table:style-name="Table8.B2" office:value-type="string">
            <text:p text:style-name="P21">“John Smith”, “Bill Wong”, “Anna Ban”</text:p>
          </table:table-cell>
        </table:table-row>
        <table:table-row>
          <table:table-cell table:style-name="Table8.A2" office:value-type="string">
            <text:p text:style-name="P22">email</text:p>
          </table:table-cell>
          <table:table-cell table:style-name="Table8.B2" office:value-type="string">
            <text:p text:style-name="P21">“smith.john@obiba.org”, “wong.bill@obiba.org”, “ban.anna@obiba.org”</text:p>
          </table:table-cell>
        </table:table-row>
      </table:table>
      <text:p text:style-name="P13"><text:span text:style-name="T10">Table 2</text:span>: Data organized in a column-oriented fashion</text:p>
      <text:p text:style-name="P13"/>
      <text:p text:style-name="P13"><text:tab/>The end result is that column-oriented databases are optimized for reading, by running querying on a per-field basis. On the other hand, row-oriented databases are optimized for writing, when appending new records or modifying existing records. <text:span text:style-name="T1">This explains why column-oriented databases are more appropriate in the case of genotype statistical analysis. As post-experiment genotyping datasets are generated only once, they will not likely be modified after being loaded in the database. They will however be queried many times, either to read data or to run statistical analysis with changing parameters. Therefore, organizing data in a column-oriented way represents an interesting optimization.</text:span></text:p>
      <text:p text:style-name="P3"/>
      <text:p text:style-name="P1"><text:tab/>For a more complete definition of column-oriented, see “<text:a xlink:type="simple" xlink:href="http://en.wikipedia.org/wiki/Column-oriented_database">http://en.wikipedia.org/wiki/Column-oriented_database</text:a>”<text:line-break/></text:p>
      <text:h text:style-name="P19" text:outline-level="2">Berkeley DB</text:h>
      <text:p text:style-name="P3"/>
      <text:p text:style-name="P3"><text:tab/>Berkeley DB (commonly called BDB), is a database library with an API in various programming languages. It is used to store and access data manipulated inside an application, using a local hard disk files to store data. It is multi threaded and supports database transactions. Moreover, implementations exist in multiple operating systems, and there is a specific implementation written purely in Java.</text:p>
      <text:p text:style-name="P3"/>
      <text:p text:style-name="P1"><text:tab/>We opted to use BDB in GenoByte because we needed an efficient storage system that could easily be embedded in our Java application. Traditional Relational Database Systems such as MySQL were not answering our needs, being too slow to store/read huge columns of data from and to the GenoByte API code. The plain text file approach wasn't appropriate either, because we wanted the API to make use of database transactions. With such an approach, we would have had to reimplement those concepts ourselves.</text:p>
      <text:p text:style-name="P1"/>
      <text:p text:style-name="P1"><text:tab/>For more information on BDB, please visit the Oracle Berkeley DB Website at “<text:a xlink:type="simple" xlink:href="http://www.oracle.com/technology/products/berkeley-db/index.html">http://www.oracle.com/technology/products/berkeley-db/index.html</text:a>”</text:p>
      <text:h text:style-name="P29" text:outline-level="1">Nuts and bolts of GenoByte</text:h>
      <text:p text:style-name="P3"/>
      <text:p text:style-name="P3"><text:tab/>The following section will explain the functionality of the GenoByte API, by exploring its components and the interaction between them.</text:p>
      <text:p text:style-name="P3"/>
      <text:h text:style-name="P19" text:outline-level="2">What is the Bitwise?</text:h>
      <text:p text:style-name="P1"/>
      <text:p text:style-name="P1"><text:tab/>The Bitwise is our implementation of a column-oriented database table, in the shape of a Java API. All data manipulation, including CRUD operations (create-read-update-delete), are done through this API. As such, the Bitwise API is the foundation for GenoByte, managing all data storage functionalities. By default, it uses BDB as a support for data persistence, but it is possible to provide another implementation of this portion of the API to use other kinds of data persistence.</text:p>
      <text:p text:style-name="P1"/>
      <text:p text:style-name="P1"><text:tab/>The Bitwise uses “stores” to organize data, a concept similar to RDBMS tables. A store is usually mapped on a Java class, whose relevant properties become fields. <text:span text:style-name="T1">All data stored in the Bitwise is first transformed into bits to increase query efficiency on large datasets. The transformation of original object instances or primitive values into a series of bits, and from bits back to an original value is done using dictionaries.</text:span></text:p>
      <text:p text:style-name="P3"/>
      <text:h text:style-name="Heading_20_3" text:outline-level="3">Dictionary</text:h>
      <text:p text:style-name="P1"><text:tab/><text:span text:style-name="T8">Dictionaries</text:span> can be seen as the interpreters in the Bitwise, as they are the ones who know how to convert original values into vectors of bits (encoding with the <text:span text:style-name="code_20_sample">lookup()</text:span> method), and vectors of bits back to original values (decoding with the <text:span text:style-name="code_20_sample">reverseLookup()</text:span> method). There is a set of default dicti<text:span text:style-name="T1">onaries provided with the Bitwise API for all primitive types and a variety of classes. These are designed to encode values with the smallest possible number of bits.</text:span></text:p>
      <text:p text:style-name="P3"/>
      <text:p text:style-name="P3"><text:tab/>On the other hand, it is possible to extend the API with custom dictionaries to handle value classes which are not supported by default. To do so, it is only required that the new dictionary implements the <text:span text:style-name="code_20_sample">Dictionary</text:span> interface, which defines the basic set of <text:span text:style-name="code_20_sample">lookup</text:span>/<text:span text:style-name="code_20_sample">reverseLookup</text:span> methods. <text:s/></text:p>
      <text:p text:style-name="P3"/>
      <text:p text:style-name="P1"><text:span text:style-name="T1"><text:tab/>Some dictionary implementations are parametrizable, to allow the use of that implementation in different contexts. For example, the </text:span><text:span text:style-name="code_20_sample"><text:span text:style-name="T1">IntegerDictionary</text:span></text:span><text:span text:style-name="T1"> provided with the API can be p</text:span>arametrized to specify value boundaries and an increment, allowing maximum compression of the data. In this case, if a programmer already knows that an attribute's integer value will always be even numbers between 0 and 20, he can set a lower bound of 0, a higher bound of 20 and an increment of 2.</text:p>
      <text:p text:style-name="P1"/>
      <table:table table:name="Table10" table:style-name="Table10">
        <table:table-column table:style-name="Table10.A"/>
        <table:table-row>
          <table:table-cell table:style-name="Table10.A1" office:value-type="string">
            <text:p text:style-name="P24"><draw:g text:anchor-type="as-char" draw:z-index="4" draw:style-name="gr1"><draw:custom-shape draw:style-name="gr9" draw:text-style-name="P58" svg:width="4.001cm" svg:height="1.837cm" svg:x="0cm" svg:y="0.332cm"><text:p text:style-name="P57"><text:span text:style-name="T20">Real Value</text:span></text:p><text:p text:style-name="P57"><text:span text:style-name="T21">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59" svg:width="7.028cm" svg:height="2.5cm" svg:x="4.3cm" svg:y="0cm"><text:p text:style-name="P57"><text:span text:style-name="T22">Dictionary</text:span></text:p><text:p text:style-name="P57"><text:span text:style-name="T22">Translation</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draw:text-style-name="P58" svg:width="4cm" svg:height="2.001cm" svg:x="11.501cm" svg:y="0.168cm"><text:p text:style-name="P57"><text:span text:style-name="T23">Encoded</text:span></text:p><text:p text:style-name="P57"><text:span text:style-name="T23">Bit Value</text:span></text:p><text:p text:style-name="P57"><text:span text:style-name="T19">00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0" svg:width="4.051cm" svg:height="1.761cm" svg:x="5.937cm" svg:y="1.928cm"><draw:text-box><text:p text:style-name="P52"><text:span text:style-name="T24">Lower bound: 0</text:span></text:p><text:p text:style-name="P52"><text:span text:style-name="T24">Upper bound: 20</text:span></text:p><text:p text:style-name="P52"><text:span text:style-name="T24">Increment: 2</text:span></text:p></draw:text-box></draw:frame></draw:g></text:p>
          </table:table-cell>
        </table:table-row>
      </table:table>
      <text:p text:style-name="P1"><text:span text:style-name="T10">Figure 1</text:span>: An integer is encoded into a value in bits, and back to the original value using a Dictionary.</text:p>
      <text:p text:style-name="P1"/>
      <text:p text:style-name="P1"><text:tab/>Figure 1 shows illustrates this example. An integer dictionary is being parametrized with a lower bound of 0, a higher bound of 20 and an increment of 2. There is therefore a total of 11 possible values, which can be encoded into 4 bits. The number “4” is the the third possible value, starting from zero, hence it's bit value of “011”.</text:p>
      <text:p text:style-name="P1"/>
      <text:p text:style-name="P1"><text:tab/>Most dictionaries will encode values using a fixed number of bits. There is a another type of dictionary which uses a End-of-Bit-String character. The unused bits are all set to zeros. The default dictionary for <text:span text:style-name="code_20_sample">Strings</text:span> uses such a dictionary. The encoded bit strings are generated using an Huffman code algorithm, making the resulting number of bits dependant on which characters are used in a value.</text:p>
      <text:p text:style-name="P1"/>
      <text:p text:style-name="P1"><text:tab/>The string of bits which is the result of an encoding operation is stored in a <text:span text:style-name="code_20_sample">BitVector</text:span>, the next concept that we will explain.</text:p>
      <text:p text:style-name="P1"/>
      <text:h text:style-name="Heading_20_3" text:outline-level="3">BitVector</text:h>
      <text:p text:style-name="P1"><text:tab/>A <text:span text:style-name="code_20_sample">BitVector</text:span> is a vector of bits (zeros and ones), the basic unit of information with which data is manipulated in the Bitwise. It is very close to the implementation of the standard Java class “<text:span text:style-name="code_20_sample">java.util.BitSet</text:span>”, with some extra operations useful to this API.</text:p>
      <text:p text:style-name="P1"/>
      <table:table table:name="Table3" table:style-name="Table3">
        <table:table-column table:style-name="Table3.A"/>
        <table:table-row>
          <table:table-cell table:style-name="Table3.A1" office:value-type="string">
            <text:p text:style-name="P24"><draw:g text:anchor-type="as-char" draw:z-index="0" draw:style-name="gr1"><draw:custom-shape draw:style-name="gr2" draw:text-style-name="P51" svg:width="0.952cm" svg:height="0.952cm" svg:x="0cm" svg:y="0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2cm" svg:x="0.951cm" svg:y="0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2cm" svg:x="3.799cm" svg:y="0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2cm" svg:x="2.85cm" svg:y="0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2cm" svg:x="1.9cm" svg:y="0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8.55cm" svg:y="0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2cm" svg:x="7.601cm" svg:y="0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6.65cm" svg:y="0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2cm" svg:x="5.699cm" svg:y="0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2cm" svg:x="4.75cm" svg:y="0cm"><text:p text:style-name="P50"><text:span text:style-name="T16">1</text:span></text:p><draw:enhanced-geometry svg:viewBox="0 0 21600 21600" draw:type="rectangle" draw:enhanced-path="M 0 0 L 21600 0 21600 21600 0 21600 0 0 Z N"/></draw:custom-shape></draw:g></text:p>
          </table:table-cell>
        </table:table-row>
      </table:table>
      <text:p text:style-name="P1"><text:span text:style-name="T10">Figure 2</text:span>: A BitVector of 10 cells.</text:p>
      <text:p text:style-name="P1"/>
      <text:h text:style-name="Heading_20_3" text:outline-level="3">Field</text:h>
      <text:p text:style-name="P1"><text:tab/>A <text:span text:style-name="code_20_sample">Field</text:span> represents an information to be stored in a Bitwise store. In the Java world, it is a class attribute (also called a class field), represented by a single class/primitive (e.g. an <text:span text:style-name="code_20_sample"><text:span text:style-name="T8">int</text:span></text:span>, an <text:span text:style-name="code_20_sample"><text:span text:style-name="T8">Integer</text:span></text:span>, a <text:span text:style-name="code_20_sample">char</text:span>, a <text:span text:style-name="code_20_sample">String</text:span>, etc.). As we are organizing data in a column-oriented fashion, a <text:span text:style-name="code_20_sample">Field</text:span> instance will hold the values of all records for that attribute. It can be seen as a single column in an RDBMS table, only that the value's class is not limited to a specific set of supported types (as in MySQL). Instead, it can be used to hold any Java class/primitive value. For attribute classes not provided by default with the API, a programmer simply needs to implement a dictionary, and plug it in the Bitwise. This dictionary will tell the Bitwise how to encode and decode data between an original value and a bit vector value.</text:p>
      <text:p text:style-name="P1"/>
      <text:p text:style-name="P1"><text:tab/>A <text:span text:style-name="code_20_sample">Field</text:span> consists of multiple <text:span text:style-name="code_20_sample">BitVectors</text:span>. Each <text:span text:style-name="code_20_sample">BitVector</text:span> holds one bit of data for all store's records. A Field value for a record at index i is made up of the bits found at index <text:span text:style-name="code_20_sample">i</text:span> in all <text:span text:style-name="code_20_sample">BitVectors</text:span> belonging to the field. The number of bits required to store all values is called a <text:span text:style-name="T7">dimension</text:span>. Note than in a <text:span text:style-name="code_20_sample">Field</text:span>, a record for which all <text:span text:style-name="code_20_sample">BitVector</text:span> values are 0 is always considered as being set to the null value.</text:p>
      <text:p text:style-name="P1"/>
      <text:p text:style-name="P1"><text:tab/>As an example, in Figure 2, the <text:span text:style-name="code_20_sample">Field</text:span> values are held on four bits, and there are ten records in the store. The <text:span text:style-name="code_20_sample">Field</text:span> value, in bits, of the fourth record is 0100.</text:p>
      <text:p text:style-name="P1"/>
      <table:table table:name="Table4" table:style-name="Table4">
        <table:table-column table:style-name="Table4.A"/>
        <table:table-row>
          <table:table-cell table:style-name="Table4.A1" office:value-type="string">
            <text:p text:style-name="P24"><draw:g text:anchor-type="as-char" draw:z-index="1" draw:style-name="gr1"><draw:custom-shape draw:style-name="gr3" draw:text-style-name="P51" svg:width="13.502cm" svg:height="8cm" svg:x="0.079cm" svg:y="0.001cm"><text:p/><draw:enhanced-geometry svg:viewBox="0 0 21600 21600" draw:mirror-horizontal="false" draw:mirror-vertical="false" draw:type="rectangle" draw:enhanced-path="M 0 0 L 21600 0 21600 21600 0 21600 0 0 Z N"/></draw:custom-shape><draw:g draw:style-name="gr4"><draw:g draw:style-name="gr4"><draw:custom-shape draw:style-name="gr2" draw:text-style-name="P51" svg:width="0.95cm" svg:height="0.95cm" svg:x="3.581cm" svg:y="1.525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cm" svg:x="4.53cm" svg:y="1.525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7.38cm" svg:y="1.525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cm" svg:x="6.429cm" svg:y="1.525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cm" svg:x="5.48cm" svg:y="1.525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2.13cm" svg:y="1.525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11.18cm" svg:y="1.525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0.231cm" svg:y="1.525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9.28cm" svg:y="1.525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cm" svg:x="8.331cm" svg:y="1.525cm"><text:p text:style-name="P50"><text:span text:style-name="T16">1</text:span></text:p><draw:enhanced-geometry svg:viewBox="0 0 21600 21600" draw:type="rectangle" draw:enhanced-path="M 0 0 L 21600 0 21600 21600 0 21600 0 0 Z N"/></draw:custom-shape></draw:g><draw:g draw:style-name="gr4"><draw:custom-shape draw:style-name="gr2" draw:text-style-name="P51" svg:width="0.95cm" svg:height="0.95cm" svg:x="3.581cm" svg:y="5.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4.53cm" svg:y="5.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7.38cm" svg:y="5.974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cm" svg:x="6.429cm" svg:y="5.974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cm" svg:x="5.48cm" svg:y="5.974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2.13cm" svg:y="5.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11.18cm" svg:y="5.974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0.231cm" svg:y="5.974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cm" svg:x="9.28cm" svg:y="5.974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cm" svg:x="8.331cm" svg:y="5.974cm"><text:p text:style-name="P50"><text:span text:style-name="T16">0</text:span></text:p><draw:enhanced-geometry svg:viewBox="0 0 21600 21600" draw:type="rectangle" draw:enhanced-path="M 0 0 L 21600 0 21600 21600 0 21600 0 0 Z N"/></draw:custom-shape></draw:g><draw:g draw:style-name="gr4"><draw:custom-shape draw:style-name="gr2" draw:text-style-name="P51" svg:width="0.95cm" svg:height="0.952cm" svg:x="3.581cm" svg:y="4.473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4.53cm" svg:y="4.473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7.38cm" svg:y="4.473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6.429cm" svg:y="4.473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2cm" svg:x="5.48cm" svg:y="4.473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2cm" svg:x="12.13cm" svg:y="4.473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11.18cm" svg:y="4.473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2cm" svg:x="10.231cm" svg:y="4.473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2cm" svg:x="9.28cm" svg:y="4.473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2cm" svg:x="8.331cm" svg:y="4.473cm"><text:p text:style-name="P50"><text:span text:style-name="T16">0</text:span></text:p><draw:enhanced-geometry svg:viewBox="0 0 21600 21600" draw:type="rectangle" draw:enhanced-path="M 0 0 L 21600 0 21600 21600 0 21600 0 0 Z N"/></draw:custom-shape></draw:g><draw:g draw:style-name="gr4"><draw:custom-shape draw:style-name="gr2" draw:text-style-name="P51" svg:width="0.95cm" svg:height="0.95cm" svg:x="3.581cm" svg:y="2.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4.53cm" svg:y="2.974cm"><text:p text:style-name="P50"><text:span text:style-name="T16">1</text:span></text:p><draw:enhanced-geometry svg:viewBox="0 0 21600 21600" draw:type="rectangle" draw:enhanced-path="M 0 0 L 21600 0 21600 21600 0 21600 0 0 Z N"/></draw:custom-shape><draw:custom-shape draw:style-name="gr2" draw:text-style-name="P51" svg:width="0.952cm" svg:height="0.95cm" svg:x="7.38cm" svg:y="2.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6.429cm" svg:y="2.974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5.48cm" svg:y="2.974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2.13cm" svg:y="2.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11.18cm" svg:y="2.974cm"><text:p text:style-name="P50"><text:span text:style-name="T16">1</text:span></text:p><draw:enhanced-geometry svg:viewBox="0 0 21600 21600" draw:type="rectangle" draw:enhanced-path="M 0 0 L 21600 0 21600 21600 0 21600 0 0 Z N"/></draw:custom-shape><draw:custom-shape draw:style-name="gr2" draw:text-style-name="P51" svg:width="0.95cm" svg:height="0.95cm" svg:x="10.231cm" svg:y="2.974cm"><text:p text:style-name="P50"><text:span text:style-name="T16">0</text:span></text:p><draw:enhanced-geometry svg:viewBox="0 0 21600 21600" draw:type="rectangle" draw:enhanced-path="M 0 0 L 21600 0 21600 21600 0 21600 0 0 Z N"/></draw:custom-shape><draw:custom-shape draw:style-name="gr2" draw:text-style-name="P51" svg:width="0.952cm" svg:height="0.95cm" svg:x="9.28cm" svg:y="2.974cm"><text:p text:style-name="P50"><text:span text:style-name="T16">0</text:span></text:p><draw:enhanced-geometry svg:viewBox="0 0 21600 21600" draw:type="rectangle" draw:enhanced-path="M 0 0 L 21600 0 21600 21600 0 21600 0 0 Z N"/></draw:custom-shape><draw:custom-shape draw:style-name="gr2" draw:text-style-name="P51" svg:width="0.95cm" svg:height="0.95cm" svg:x="8.331cm" svg:y="2.974cm"><text:p text:style-name="P50"><text:span text:style-name="T16">1</text:span></text:p><draw:enhanced-geometry svg:viewBox="0 0 21600 21600" draw:type="rectangle" draw:enhanced-path="M 0 0 L 21600 0 21600 21600 0 21600 0 0 Z N"/></draw:custom-shape></draw:g></draw:g><draw:frame draw:style-name="gr5" draw:text-style-name="P53" svg:width="3.045cm" svg:height="0.994cm" svg:x="0.079cm" svg:y="1.485cm"><draw:text-box><text:p text:style-name="P52"><text:span text:style-name="T16">Vector 1</text:span></text:p></draw:text-box></draw:frame><draw:frame draw:style-name="gr5" draw:text-style-name="P53" svg:width="3.045cm" svg:height="0.994cm" svg:x="0.079cm" svg:y="5.974cm"><draw:text-box><text:p text:style-name="P52"><text:span text:style-name="T16">Vector 4</text:span></text:p></draw:text-box></draw:frame><draw:frame draw:style-name="gr5" draw:text-style-name="P53" svg:width="3.045cm" svg:height="0.994cm" svg:x="0cm" svg:y="4.473cm"><draw:text-box><text:p text:style-name="P52"><text:span text:style-name="T16">Vector 3</text:span></text:p></draw:text-box></draw:frame><draw:frame draw:style-name="gr5" draw:text-style-name="P53" svg:width="3.045cm" svg:height="0.994cm" svg:x="0.079cm" svg:y="2.974cm"><draw:text-box><text:p text:style-name="P52"><text:span text:style-name="T16">Vector 2</text:span></text:p></draw:text-box></draw:frame><draw:custom-shape draw:style-name="gr6" draw:text-style-name="P51" svg:width="0.96cm" svg:height="6.501cm" svg:x="6.421cm" svg:y="0.974cm"><text:p/><draw:enhanced-geometry svg:viewBox="0 0 21600 21600" draw:type="rectangle" draw:enhanced-path="M 0 0 L 21600 0 21600 21600 0 21600 0 0 Z N"/></draw:custom-shape><draw:frame draw:style-name="gr5" draw:text-style-name="P53" svg:width="3.23cm" svg:height="0.994cm" svg:x="5.339cm" svg:y="0.001cm"><draw:text-box><text:p text:style-name="P52"><text:span text:style-name="T16">Record 4</text:span></text:p></draw:text-box></draw:frame></draw:g></text:p>
          </table:table-cell>
        </table:table-row>
      </table:table>
      <text:p text:style-name="P1"><text:span text:style-name="T10">Figure 3</text:span>: A <text:span text:style-name="code_20_sample">Field</text:span>. The purple region identifies record #4's value for this field.</text:p>
      <text:p text:style-name="P1"/>
      <text:p text:style-name="P3"><text:tab/>As we have already seen, the data stored into <text:span text:style-name="code_20_sample">Fields</text:span> is first transformed into vectors of bits. These values transformation allows to<text:span text:style-name="T1"> organize the data in a convenient way inside the store. For example, a certain data type could be encoded to fit in the smallest possible vector of bits for memory efficiency purposes. On the other hand, another data type could be encoded to optimize querying on that </text:span><text:span text:style-name="code_20_sample"><text:span text:style-name="T1">Field</text:span></text:span><text:span text:style-name="T1">.</text:span></text:p>
      <text:p text:style-name="P3"/>
      <text:p text:style-name="P3"><text:tab/>Each <text:span text:style-name="code_20_sample">Field</text:span> is assigned a <text:span text:style-name="code_20_sample">Dictionary</text:span> implementation, to encode/decode data to/from the <text:span text:style-name="code_20_sample">Field</text:span> in a stable way. The mapping between a <text:span text:style-name="code_20_sample">Field</text:span> and a <text:span text:style-name="code_20_sample">Dictionary</text:span> can be defined in two ways: with an XML schema and using Java Annotations. In both methods, the <text:span text:style-name="code_20_sample">Dictionary</text:span>-<text:span text:style-name="code_20_sample">Field</text:span> binding will also provide parameters required by a dictionary implementation, if needed.</text:p>
      <text:p text:style-name="P1"/>
      <text:h text:style-name="Heading_20_3" text:outline-level="3">Record</text:h>
      <text:p text:style-name="P1"><text:tab/>A record keeps the same meaning as in any RDBMS, being a set of values for one specific database entry. In the Bitwise, a record is always positioned at the same index value in all <text:span text:style-name="code_20_sample">BitVectors</text:span> of all <text:span text:style-name="code_20_sample">Fields</text:span>. This is the way by which the connection is made between all <text:span text:style-name="code_20_sample">Fields</text:span> and <text:span text:style-name="code_20_sample">BitVectors</text:span> for a given record. Accessing a record in the bitwise actually means reading or writing on Fields by column.</text:p>
      <text:p text:style-name="P1"/>
      <text:h text:style-name="Heading_20_3" text:outline-level="3">BitwiseStore</text:h>
      <text:p text:style-name="P1"><text:tab/>A <text:span text:style-name="code_20_sample">BitwiseStore</text:span> can be seen as a table in a traditional RDBMS. It regroups all fields belonging to the table. In each store, there is always exactly one field that acts as the primary key, allowing to uniquely identify each record. This means that there shall be no two records with the same value for that field.</text:p>
      <text:p text:style-name="P1"/>
      <table:table table:name="Table5" table:style-name="Table5">
        <table:table-column table:style-name="Table5.A"/>
        <table:table-row>
          <table:table-cell table:style-name="Table5.A1" office:value-type="string">
            <text:p text:style-name="P24"><draw:g text:anchor-type="as-char" draw:z-index="2" draw:style-name="gr1"><draw:custom-shape draw:style-name="gr3" draw:text-style-name="P51" svg:width="13.502cm" svg:height="8cm" svg:x="0cm" svg:y="0.001cm"><text:p/><draw:enhanced-geometry svg:viewBox="0 0 21600 21600" draw:mirror-horizontal="false" draw:mirror-vertical="false" draw:type="rectangle" draw:enhanced-path="M 0 0 L 21600 0 21600 21600 0 21600 0 0 Z N"/></draw:custom-shape><draw:frame draw:style-name="gr5" draw:text-style-name="P53" svg:width="3.23cm" svg:height="0.994cm" svg:x="5.001cm" svg:y="0.509cm"><draw:text-box><text:p text:style-name="P52"><text:span text:style-name="T16">Record 4</text:span></text:p></draw:text-box></draw:frame><draw:g draw:style-name="gr4"><draw:custom-shape draw:style-name="gr2" draw:text-style-name="P54" svg:width="0.952cm" svg:height="0.952cm" svg:x="3.5cm" svg:y="2.473cm"><text:p text:style-name="P50"><text:span text:style-name="T17">1010</text:span></text:p><draw:enhanced-geometry svg:viewBox="0 0 21600 21600" draw:type="rectangle" draw:enhanced-path="M 0 0 L 21600 0 21600 21600 0 21600 0 0 Z N"/></draw:custom-shape><draw:custom-shape draw:style-name="gr2" draw:text-style-name="P54" svg:width="0.95cm" svg:height="0.952cm" svg:x="4.45cm" svg:y="2.473cm"><text:p text:style-name="P50"><text:span text:style-name="T17">0110</text:span></text:p><draw:enhanced-geometry svg:viewBox="0 0 21600 21600" draw:type="rectangle" draw:enhanced-path="M 0 0 L 21600 0 21600 21600 0 21600 0 0 Z N"/></draw:custom-shape><draw:custom-shape draw:style-name="gr2" draw:text-style-name="P54" svg:width="0.95cm" svg:height="0.952cm" svg:x="7.301cm" svg:y="2.473cm"><text:p text:style-name="P50"><text:span text:style-name="T17">1011</text:span></text:p><draw:enhanced-geometry svg:viewBox="0 0 21600 21600" draw:type="rectangle" draw:enhanced-path="M 0 0 L 21600 0 21600 21600 0 21600 0 0 Z N"/></draw:custom-shape><draw:custom-shape draw:style-name="gr2" draw:text-style-name="P54" svg:width="0.952cm" svg:height="0.952cm" svg:x="6.35cm" svg:y="2.473cm"><text:p text:style-name="P50"><text:span text:style-name="T17">0100</text:span></text:p><draw:enhanced-geometry svg:viewBox="0 0 21600 21600" draw:type="rectangle" draw:enhanced-path="M 0 0 L 21600 0 21600 21600 0 21600 0 0 Z N"/></draw:custom-shape><draw:custom-shape draw:style-name="gr2" draw:text-style-name="P54" svg:width="0.952cm" svg:height="0.952cm" svg:x="5.399cm" svg:y="2.473cm"><text:p text:style-name="P50"><text:span text:style-name="T17">1101</text:span></text:p><draw:enhanced-geometry svg:viewBox="0 0 21600 21600" draw:type="rectangle" draw:enhanced-path="M 0 0 L 21600 0 21600 21600 0 21600 0 0 Z N"/></draw:custom-shape><draw:custom-shape draw:style-name="gr2" draw:text-style-name="P54" svg:width="0.952cm" svg:height="0.952cm" svg:x="12.049cm" svg:y="2.473cm"><text:p text:style-name="P50"><text:span text:style-name="T17">0010</text:span></text:p><draw:enhanced-geometry svg:viewBox="0 0 21600 21600" draw:type="rectangle" draw:enhanced-path="M 0 0 L 21600 0 21600 21600 0 21600 0 0 Z N"/></draw:custom-shape><draw:custom-shape draw:style-name="gr2" draw:text-style-name="P54" svg:width="0.95cm" svg:height="0.952cm" svg:x="11.1cm" svg:y="2.473cm"><text:p text:style-name="P50"><text:span text:style-name="T17">1111</text:span></text:p><draw:enhanced-geometry svg:viewBox="0 0 21600 21600" draw:type="rectangle" draw:enhanced-path="M 0 0 L 21600 0 21600 21600 0 21600 0 0 Z N"/></draw:custom-shape><draw:custom-shape draw:style-name="gr2" draw:text-style-name="P54" svg:width="0.952cm" svg:height="0.952cm" svg:x="10.149cm" svg:y="2.473cm"><text:p text:style-name="P50"><text:span text:style-name="T17">0011</text:span></text:p><draw:enhanced-geometry svg:viewBox="0 0 21600 21600" draw:type="rectangle" draw:enhanced-path="M 0 0 L 21600 0 21600 21600 0 21600 0 0 Z N"/></draw:custom-shape><draw:custom-shape draw:style-name="gr2" draw:text-style-name="P54" svg:width="0.95cm" svg:height="0.952cm" svg:x="9.2cm" svg:y="2.473cm"><text:p text:style-name="P50"><text:span text:style-name="T17">0000</text:span></text:p><draw:enhanced-geometry svg:viewBox="0 0 21600 21600" draw:type="rectangle" draw:enhanced-path="M 0 0 L 21600 0 21600 21600 0 21600 0 0 Z N"/></draw:custom-shape><draw:custom-shape draw:style-name="gr2" draw:text-style-name="P54" svg:width="0.952cm" svg:height="0.952cm" svg:x="8.25cm" svg:y="2.473cm"><text:p text:style-name="P50"><text:span text:style-name="T17">1100</text:span></text:p><draw:enhanced-geometry svg:viewBox="0 0 21600 21600" draw:type="rectangle" draw:enhanced-path="M 0 0 L 21600 0 21600 21600 0 21600 0 0 Z N"/></draw:custom-shape></draw:g><draw:frame draw:style-name="gr5" draw:text-style-name="P55" svg:width="2.543cm" svg:height="0.994cm" svg:x="0.499cm" svg:y="2.473cm"><draw:text-box><text:p text:style-name="P52"><text:span text:style-name="T18">Field 1</text:span></text:p></draw:text-box></draw:frame><draw:g draw:style-name="gr4"><draw:custom-shape draw:style-name="gr2" draw:text-style-name="P54" svg:width="0.952cm" svg:height="0.952cm" svg:x="3.5cm" svg:y="5.473cm"><text:p text:style-name="P50"><text:span text:style-name="T17">100</text:span></text:p><draw:enhanced-geometry svg:viewBox="0 0 21600 21600" draw:mirror-horizontal="false" draw:mirror-vertical="false" draw:type="rectangle" draw:enhanced-path="M 0 0 L 21600 0 21600 21600 0 21600 0 0 Z N"/></draw:custom-shape><draw:custom-shape draw:style-name="gr2" draw:text-style-name="P54" svg:width="0.95cm" svg:height="0.952cm" svg:x="4.45cm" svg:y="5.473cm"><text:p text:style-name="P50"><text:span text:style-name="T17">001</text:span></text:p><draw:enhanced-geometry svg:viewBox="0 0 21600 21600" draw:type="rectangle" draw:enhanced-path="M 0 0 L 21600 0 21600 21600 0 21600 0 0 Z N"/></draw:custom-shape><draw:custom-shape draw:style-name="gr2" draw:text-style-name="P54" svg:width="0.95cm" svg:height="0.952cm" svg:x="7.301cm" svg:y="5.473cm"><text:p text:style-name="P50"><text:span text:style-name="T17">111</text:span></text:p><draw:enhanced-geometry svg:viewBox="0 0 21600 21600" draw:type="rectangle" draw:enhanced-path="M 0 0 L 21600 0 21600 21600 0 21600 0 0 Z N"/></draw:custom-shape><draw:custom-shape draw:style-name="gr2" draw:text-style-name="P54" svg:width="0.952cm" svg:height="0.952cm" svg:x="6.35cm" svg:y="5.473cm"><text:p text:style-name="P50"><text:span text:style-name="T17">001</text:span></text:p><draw:enhanced-geometry svg:viewBox="0 0 21600 21600" draw:type="rectangle" draw:enhanced-path="M 0 0 L 21600 0 21600 21600 0 21600 0 0 Z N"/></draw:custom-shape><draw:custom-shape draw:style-name="gr2" draw:text-style-name="P54" svg:width="0.952cm" svg:height="0.952cm" svg:x="5.399cm" svg:y="5.473cm"><text:p text:style-name="P50"><text:span text:style-name="T17">101</text:span></text:p><draw:enhanced-geometry svg:viewBox="0 0 21600 21600" draw:type="rectangle" draw:enhanced-path="M 0 0 L 21600 0 21600 21600 0 21600 0 0 Z N"/></draw:custom-shape><draw:custom-shape draw:style-name="gr2" draw:text-style-name="P54" svg:width="0.952cm" svg:height="0.952cm" svg:x="12.049cm" svg:y="5.473cm"><text:p text:style-name="P50"><text:span text:style-name="T17">011</text:span></text:p><draw:enhanced-geometry svg:viewBox="0 0 21600 21600" draw:type="rectangle" draw:enhanced-path="M 0 0 L 21600 0 21600 21600 0 21600 0 0 Z N"/></draw:custom-shape><draw:custom-shape draw:style-name="gr2" draw:text-style-name="P54" svg:width="0.95cm" svg:height="0.952cm" svg:x="11.1cm" svg:y="5.473cm"><text:p text:style-name="P50"><text:span text:style-name="T17">110</text:span></text:p><draw:enhanced-geometry svg:viewBox="0 0 21600 21600" draw:type="rectangle" draw:enhanced-path="M 0 0 L 21600 0 21600 21600 0 21600 0 0 Z N"/></draw:custom-shape><draw:custom-shape draw:style-name="gr2" draw:text-style-name="P54" svg:width="0.952cm" svg:height="0.952cm" svg:x="10.149cm" svg:y="5.473cm"><text:p text:style-name="P50"><text:span text:style-name="T17">011</text:span></text:p><draw:enhanced-geometry svg:viewBox="0 0 21600 21600" draw:type="rectangle" draw:enhanced-path="M 0 0 L 21600 0 21600 21600 0 21600 0 0 Z N"/></draw:custom-shape><draw:custom-shape draw:style-name="gr2" draw:text-style-name="P54" svg:width="0.95cm" svg:height="0.952cm" svg:x="9.2cm" svg:y="5.473cm"><text:p text:style-name="P50"><text:span text:style-name="T17">000</text:span></text:p><draw:enhanced-geometry svg:viewBox="0 0 21600 21600" draw:type="rectangle" draw:enhanced-path="M 0 0 L 21600 0 21600 21600 0 21600 0 0 Z N"/></draw:custom-shape><draw:custom-shape draw:style-name="gr2" draw:text-style-name="P54" svg:width="0.952cm" svg:height="0.952cm" svg:x="8.25cm" svg:y="5.473cm"><text:p text:style-name="P50"><text:span text:style-name="T17">000</text:span></text:p><draw:enhanced-geometry svg:viewBox="0 0 21600 21600" draw:type="rectangle" draw:enhanced-path="M 0 0 L 21600 0 21600 21600 0 21600 0 0 Z N"/></draw:custom-shape></draw:g><draw:frame draw:style-name="gr5" draw:text-style-name="P53" svg:width="2.543cm" svg:height="0.994cm" svg:x="0.499cm" svg:y="3.974cm"><draw:text-box><text:p text:style-name="P52"><text:span text:style-name="T16">Field 2</text:span></text:p></draw:text-box></draw:frame><draw:g draw:style-name="gr4"><draw:custom-shape draw:style-name="gr2" draw:text-style-name="P54" svg:width="0.952cm" svg:height="0.95cm" svg:x="3.5cm" svg:y="3.974cm"><text:p text:style-name="P50"><text:span text:style-name="T17">01</text:span></text:p><draw:enhanced-geometry svg:viewBox="0 0 21600 21600" draw:type="rectangle" draw:enhanced-path="M 0 0 L 21600 0 21600 21600 0 21600 0 0 Z N"/></draw:custom-shape><draw:custom-shape draw:style-name="gr2" draw:text-style-name="P54" svg:width="0.95cm" svg:height="0.95cm" svg:x="4.45cm" svg:y="3.974cm"><text:p text:style-name="P50"><text:span text:style-name="T17">01</text:span></text:p><draw:enhanced-geometry svg:viewBox="0 0 21600 21600" draw:type="rectangle" draw:enhanced-path="M 0 0 L 21600 0 21600 21600 0 21600 0 0 Z N"/></draw:custom-shape><draw:custom-shape draw:style-name="gr2" draw:text-style-name="P54" svg:width="0.95cm" svg:height="0.95cm" svg:x="7.301cm" svg:y="3.974cm"><text:p text:style-name="P50"><text:span text:style-name="T17">01</text:span></text:p><draw:enhanced-geometry svg:viewBox="0 0 21600 21600" draw:type="rectangle" draw:enhanced-path="M 0 0 L 21600 0 21600 21600 0 21600 0 0 Z N"/></draw:custom-shape><draw:custom-shape draw:style-name="gr2" draw:text-style-name="P54" svg:width="0.952cm" svg:height="0.95cm" svg:x="6.35cm" svg:y="3.974cm"><text:p text:style-name="P50"><text:span text:style-name="T17">11</text:span></text:p><draw:enhanced-geometry svg:viewBox="0 0 21600 21600" draw:type="rectangle" draw:enhanced-path="M 0 0 L 21600 0 21600 21600 0 21600 0 0 Z N"/></draw:custom-shape><draw:custom-shape draw:style-name="gr2" draw:text-style-name="P54" svg:width="0.952cm" svg:height="0.95cm" svg:x="5.399cm" svg:y="3.974cm"><text:p text:style-name="P50"><text:span text:style-name="T17">11</text:span></text:p><draw:enhanced-geometry svg:viewBox="0 0 21600 21600" draw:type="rectangle" draw:enhanced-path="M 0 0 L 21600 0 21600 21600 0 21600 0 0 Z N"/></draw:custom-shape><draw:custom-shape draw:style-name="gr2" draw:text-style-name="P54" svg:width="0.952cm" svg:height="0.95cm" svg:x="12.049cm" svg:y="3.974cm"><text:p text:style-name="P50"><text:span text:style-name="T17">01</text:span></text:p><draw:enhanced-geometry svg:viewBox="0 0 21600 21600" draw:type="rectangle" draw:enhanced-path="M 0 0 L 21600 0 21600 21600 0 21600 0 0 Z N"/></draw:custom-shape><draw:custom-shape draw:style-name="gr2" draw:text-style-name="P54" svg:width="0.95cm" svg:height="0.95cm" svg:x="11.1cm" svg:y="3.974cm"><text:p text:style-name="P50"><text:span text:style-name="T17">01</text:span></text:p><draw:enhanced-geometry svg:viewBox="0 0 21600 21600" draw:type="rectangle" draw:enhanced-path="M 0 0 L 21600 0 21600 21600 0 21600 0 0 Z N"/></draw:custom-shape><draw:custom-shape draw:style-name="gr2" draw:text-style-name="P54" svg:width="0.952cm" svg:height="0.95cm" svg:x="10.149cm" svg:y="3.974cm"><text:p text:style-name="P50"><text:span text:style-name="T17">10</text:span></text:p><draw:enhanced-geometry svg:viewBox="0 0 21600 21600" draw:type="rectangle" draw:enhanced-path="M 0 0 L 21600 0 21600 21600 0 21600 0 0 Z N"/></draw:custom-shape><draw:custom-shape draw:style-name="gr2" draw:text-style-name="P54" svg:width="0.95cm" svg:height="0.95cm" svg:x="9.2cm" svg:y="3.974cm"><text:p text:style-name="P50"><text:span text:style-name="T17">00</text:span></text:p><draw:enhanced-geometry svg:viewBox="0 0 21600 21600" draw:type="rectangle" draw:enhanced-path="M 0 0 L 21600 0 21600 21600 0 21600 0 0 Z N"/></draw:custom-shape><draw:custom-shape draw:style-name="gr2" draw:text-style-name="P54" svg:width="0.952cm" svg:height="0.95cm" svg:x="8.25cm" svg:y="3.974cm"><text:p text:style-name="P50"><text:span text:style-name="T17">01</text:span></text:p><draw:enhanced-geometry svg:viewBox="0 0 21600 21600" draw:type="rectangle" draw:enhanced-path="M 0 0 L 21600 0 21600 21600 0 21600 0 0 Z N"/></draw:custom-shape></draw:g><draw:frame draw:style-name="gr5" draw:text-style-name="P53" svg:width="2.543cm" svg:height="0.994cm" svg:x="0.499cm" svg:y="5.473cm"><draw:text-box><text:p text:style-name="P52"><text:span text:style-name="T16">Field 3</text:span></text:p></draw:text-box></draw:frame><draw:custom-shape draw:style-name="gr6" draw:text-style-name="P51" svg:width="0.96cm" svg:height="5.001cm" svg:x="6.341cm" svg:y="1.974cm"><text:p/><draw:enhanced-geometry svg:viewBox="0 0 21600 21600" draw:type="rectangle" draw:enhanced-path="M 0 0 L 21600 0 21600 21600 0 21600 0 0 Z N"/></draw:custom-shape></draw:g></text:p>
          </table:table-cell>
        </table:table-row>
      </table:table>
      <text:p text:style-name="P1"><text:span text:style-name="T10">Figure 4</text:span><text:span text:style-name="T11">: A </text:span><text:span text:style-name="code_20_sample">BitwiseStore</text:span> with 3 fields. Field 1 is the unique key to the store. The purple region identifies the record #4. </text:p>
      <text:p text:style-name="P1"/>
      <text:p text:style-name="P1"><text:tab/>A <text:span text:style-name="code_20_sample">BitwiseStore</text:span> is usually mapped on a Java class, whose attributes define the fields of the store. This mapping is doing using a set of special Java annotations for GenoByte. Figure 5 shows a <text:span text:style-name="code_20_sample">BitwiseStore</text:span> built on a User class made of three attributes: “id”, “name” and “email”. To get the three values that belong to the sixth record, we shall get the values at index #5 (vectors are zero-based) from each Field.</text:p>
      <text:p text:style-name="P1"/>
      <text:p text:style-name="P1"><text:tab/>The <text:span text:style-name="code_20_sample"><text:span text:style-name="T8">BitwiseRecordManager</text:span></text:span><text:span text:style-name="T8"> becomes useful t</text:span>o manipulate a record as a whole using the <text:span text:style-name="code_20_sample">BitwiseStore</text:span> defining class.</text:p>
      <text:p text:style-name="P1"/>
      <text:h text:style-name="Heading_20_3" text:outline-level="3"/>
      <text:p text:style-name="P1"/>
      <table:table table:name="Table6" table:style-name="Table6">
        <table:table-column table:style-name="Table6.A"/>
        <table:table-row>
          <table:table-cell table:style-name="Table6.A1" office:value-type="string">
            <text:p text:style-name="P24"><draw:g text:anchor-type="as-char" draw:z-index="5" draw:style-name="gr1"><draw:custom-shape draw:style-name="gr9" draw:text-style-name="P58" svg:width="5.501cm" svg:height="1.835cm" svg:x="0cm" svg:y="7.165cm"><text:p text:style-name="P57"><text:span text:style-name="T20">Field Real Value</text:span></text:p><text:p text:style-name="P57"><text:span text:style-name="T21"/></text:p><text:p text:style-name="P57"><text:span text:style-name="T21">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58" svg:width="5.501cm" svg:height="3.001cm" svg:x="5.8cm" svg:y="6.5cm"><text:p text:style-name="P57"><text:span text:style-name="T23">Dictionary</text:span></text:p><text:p text:style-name="P57"><text:span text:style-name="T23">Translation</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draw:text-style-name="P58" svg:width="5.501cm" svg:height="1.999cm" svg:x="11.599cm" svg:y="7.001cm"><text:p text:style-name="P57"><text:span text:style-name="T23">Field Bit Value</text:span></text:p><text:p text:style-name="P57"><text:span text:style-name="T19"/></text:p><text:p text:style-name="P57"><text:span text:style-name="T19">01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61" svg:width="3.389cm" svg:height="3.746cm" svg:x="12.622cm" svg:y="0.014cm"><text:p text:style-name="P50"><text:span text:style-name="T23">“</text:span><text:span text:style-name="T23">id” Field</text:span></text:p><text:p text:style-name="P50"><text:span text:style-name="T23">Vectors</text:span></text:p><text:p text:style-name="P50"><text:span text:style-name="T19">01011</text:span><text:span text:style-name="T25">0</text:span><text:span text:style-name="T19">010</text:span></text:p><text:p text:style-name="P50"><text:span text:style-name="T19">10101</text:span><text:span text:style-name="T25">1</text:span><text:span text:style-name="T19">010</text:span></text:p><text:p text:style-name="P50"><text:span text:style-name="T19">00000</text:span><text:span text:style-name="T25">0</text:span><text:span text:style-name="T19">011</text:span></text:p><text:p text:style-name="P50"><text:span text:style-name="T19">10000</text:span><text:span text:style-name="T25">0</text:span><text:span text:style-name="T19">01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63" svg:width="2.5cm" svg:height="1.428cm" svg:x="11.8cm" svg:y="4.847cm"><text:p text:style-name="P62"><text:span text:style-name="T21">Store / Query</text:span></text:p><draw:enhanced-geometry svg:viewBox="0 0 21600 21600" draw:type="mso-spt202" draw:enhanced-path="M 0 0 L 21600 0 21600 21600 0 21600 0 0 Z N"/></draw:custom-shape><draw:custom-shape draw:style-name="gr9" draw:text-style-name="P58" svg:width="9.501cm" svg:height="3.001cm" svg:x="0cm" svg:y="0cm"><text:p text:style-name="P57"><text:span text:style-name="T20">Instance of “User” class</text:span></text:p><text:p text:style-name="P57"><text:span text:style-name="T26">Attributes:</text:span></text:p><text:p text:style-name="P57"><text:span text:style-name="T21">id = 4</text:span></text:p><text:p text:style-name="P57"><text:span text:style-name="T21">name = “John Smith”</text:span></text:p><text:p text:style-name="P57"><text:span text:style-name="T21">email = “smith.john@obiba.or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64" svg:width="3.728cm" svg:height="1.003cm" draw:transform="rotate (-1.57079632679579) translate (3.30023611111111cm 3.23934722222222cm)"><text:p/><draw:enhanced-geometry draw:text-rotate-angle="-180"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draw:text-style-name="P63" svg:width="3.768cm" svg:height="1.825cm" svg:x="3.233cm" svg:y="4.2cm"><text:p text:style-name="P62"><text:span text:style-name="T21">Get / set 'id'</text:span></text:p><text:p text:style-name="P62"><text:span text:style-name="T21">field value</text:span></text:p><draw:enhanced-geometry svg:viewBox="0 0 21600 21600" draw:type="mso-spt202" draw:enhanced-path="M 0 0 L 21600 0 21600 21600 0 21600 0 0 Z N"/></draw:custom-shape><draw:custom-shape draw:style-name="gr13" draw:text-style-name="P64" svg:width="2.58cm" svg:height="1.003cm" draw:transform="rotate (-1.57079632679579) translate (14.8995694444444cm 4.24905555555556cm)"><text:p/><draw:enhanced-geometry draw:text-rotate-angle="-180"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able:table-cell>
        </table:table-row>
      </table:table>
      <text:p text:style-name="P1"><text:span text:style-name="T10">Figure 5</text:span>: A <text:span text:style-name="code_20_sample">BitwiseStore</text:span> uses a <text:span text:style-name="code_20_sample">Dictionary</text:span> to transfer data from an object's attribute value (here an <text:span text:style-name="code_20_sample">Integer</text:span>) into a <text:span text:style-name="code_20_sample">BitVector</text:span>, and then back to an <text:span text:style-name="code_20_sample">Integer</text:span>.</text:p>
      <text:p text:style-name="P1"/>
      <text:h text:style-name="Heading_20_3" text:outline-level="3">BitwiseRecordManager</text:h>
      <text:p text:style-name="P1"><text:tab/>The <text:span text:style-name="code_20_sample"><text:span text:style-name="T8">BitwiseRecordManager</text:span></text:span> provides the necessary methods to handle records as a whole in a store, using column-based access. It allows such things as getting the unique key for a record from its index and vice versa, and records create / update / delete operations. Using the <text:span text:style-name="code_20_sample">BitwiseRecordManager</text:span> is optional, but makes it easier to handle a <text:span text:style-name="code_20_sample">BitwiseStore</text:span> as a store of Java objects.</text:p>
      <text:p text:style-name="P1"/>
      <text:h text:style-name="Heading_20_3" text:outline-level="3">Last word on the Bitwise</text:h>
      <text:p text:style-name="P4"><text:tab/>As you might have already realized, the Bitwise portion of the GenoByte API could be considered an API by itself, that could be used to store any kind of Java class and not only genotype-related data. It is possible in the future to see the Bitwise portion separated as a standalone API, would we need to use it elsewhere in the Obiba project.</text:p>
      <text:p text:style-name="P1"/>
      <text:h text:style-name="P19" text:outline-level="2">What is GenoByte?</text:h>
      <text:p text:style-name="P4"/>
      <text:p text:style-name="P3"><text:span text:style-name="T2"><text:tab/>GenoByte is an extension of the Bitwise API aimed at developing genotyping applications. The main component is the </text:span><text:span text:style-name="code_20_sample"><text:span text:style-name="T2">GenotypingStore</text:span></text:span><text:span text:style-name="T2">, which is made to hold genotypes for a matrix of assays/samples. </text:span>It uses two <text:span text:style-name="code_20_sample">BitwiseStores</text:span> to store its information in a column-oriented fashion for both assays and samples. It is important to understand that <text:span text:style-name="T10">both</text:span> BitwiseStores contain the genotypes.</text:p>
      <text:p text:style-name="P3"/>
      <text:p text:style-name="P3"><text:tab/>As a result the dataset shouldn't be seen as two separated matrices but rather as a single big matrix, on which we either operate on lines of samples and columns of assays or vice versa. </text:p>
      <text:p text:style-name="P6"/>
      <text:h text:style-name="Heading_20_3" text:outline-level="3">GenotypingStore</text:h>
      <text:p text:style-name="P1"><text:span text:style-name="T11"><text:tab/>A genotyping store is composed of </text:span>two <text:span text:style-name="code_20_sample">BitwiseStores</text:span>, one for assays and one for samples. The genotypes are contained in those two stores. The reason for that is to allow quick computation of statistics, by assay and by sample. To keep the querying efficiency, coming from the data being organized by columns, the double-matrix system became a necessary evil.</text:p>
      <text:p text:style-name="P3"/>
      <text:p text:style-name="P3"><text:tab/>Figure 6 shows a simplified version of a <text:span text:style-name="code_20_sample">GenotypingStore</text:span>. The assay store holds the assay-relevant <text:span text:style-name="code_20_sample">Fields</text:span>, such as the assay id, and one more <text:span text:style-name="code_20_sample">Field</text:span> per sample genotyped in the experiment. <text:span text:style-name="T1">It is used to run genotype queries using assay criteria. </text:span>On the other side, t<text:span text:style-name="T1">he samples store possesses one </text:span><text:span text:style-name="code_20_sample"><text:span text:style-name="T1">Field</text:span></text:span><text:span text:style-name="T1"> per assay. The assay store genotypes for record #1 (Assay 1) corresponds to the genotypes in the sample store for the </text:span><text:span text:style-name="code_20_sample"><text:span text:style-name="T1">Field</text:span></text:span><text:span text:style-name="T1"> (row) entitled “Assay 1”.</text:span></text:p>
      <table:table table:name="Table7" table:style-name="Table7">
        <table:table-column table:style-name="Table7.A"/>
        <table:table-row>
          <table:table-cell table:style-name="Table7.A1" office:value-type="string">
            <text:p text:style-name="P9"><draw:g text:anchor-type="as-char" draw:z-index="3" draw:style-name="gr1"><draw:g draw:style-name="gr4"><draw:custom-shape draw:style-name="gr2" draw:text-style-name="P54" svg:width="1.05cm" svg:height="1.001cm" svg:x="2.699cm" svg:y="2.581cm"><text:p text:style-name="P50"><text:span text:style-name="T17">1010</text:span></text:p><draw:enhanced-geometry svg:viewBox="0 0 21600 21600" draw:type="rectangle" draw:enhanced-path="M 0 0 L 21600 0 21600 21600 0 21600 0 0 Z N"/></draw:custom-shape><draw:custom-shape draw:style-name="gr2" draw:text-style-name="P54" svg:width="1.052cm" svg:height="1.001cm" svg:x="3.748cm" svg:y="2.581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5.849cm" svg:y="2.581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4.8cm" svg:y="2.581cm"><text:p text:style-name="P50"><text:span text:style-name="T17">1101</text:span></text:p><draw:enhanced-geometry svg:viewBox="0 0 21600 21600" draw:type="rectangle" draw:enhanced-path="M 0 0 L 21600 0 21600 21600 0 21600 0 0 Z N"/></draw:custom-shape></draw:g><draw:custom-shape draw:style-name="gr2" draw:text-style-name="P54" svg:width="1.05cm" svg:height="1.001cm" svg:x="2.701cm" svg:y="2.581cm"><text:p text:style-name="P50"><text:span text:style-name="T17">0001</text:span></text:p><draw:enhanced-geometry svg:viewBox="0 0 21600 21600" draw:type="rectangle" draw:enhanced-path="M 0 0 L 21600 0 21600 21600 0 21600 0 0 Z N"/></draw:custom-shape><draw:custom-shape draw:style-name="gr2" draw:text-style-name="P54" svg:width="1.05cm" svg:height="1.001cm" svg:x="3.75cm" svg:y="2.581cm"><text:p text:style-name="P50"><text:span text:style-name="T17">0010</text:span></text:p><draw:enhanced-geometry svg:viewBox="0 0 21600 21600" draw:type="rectangle" draw:enhanced-path="M 0 0 L 21600 0 21600 21600 0 21600 0 0 Z N"/></draw:custom-shape><draw:custom-shape draw:style-name="gr2" draw:text-style-name="P54" svg:width="1.05cm" svg:height="1.001cm" svg:x="5.851cm" svg:y="2.581cm"><text:p text:style-name="P50"><text:span text:style-name="T17">0100</text:span></text:p><draw:enhanced-geometry svg:viewBox="0 0 21600 21600" draw:type="rectangle" draw:enhanced-path="M 0 0 L 21600 0 21600 21600 0 21600 0 0 Z N"/></draw:custom-shape><draw:custom-shape draw:style-name="gr2" draw:text-style-name="P54" svg:width="1.052cm" svg:height="1.001cm" svg:x="4.8cm" svg:y="2.581cm"><text:p text:style-name="P50"><text:span text:style-name="T17">0011</text:span></text:p><draw:enhanced-geometry svg:viewBox="0 0 21600 21600" draw:type="rectangle" draw:enhanced-path="M 0 0 L 21600 0 21600 21600 0 21600 0 0 Z N"/></draw:custom-shape><draw:custom-shape draw:style-name="gr2" draw:text-style-name="P54" svg:width="1.052cm" svg:height="1.001cm" svg:x="2.701cm" svg:y="3.581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3.752cm" svg:y="3.581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5.851cm" svg:y="3.581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4.801cm" svg:y="3.581cm"><text:p text:style-name="P50"><text:span text:style-name="T17">1101</text:span></text:p><draw:enhanced-geometry svg:viewBox="0 0 21600 21600" draw:type="rectangle" draw:enhanced-path="M 0 0 L 21600 0 21600 21600 0 21600 0 0 Z N"/></draw:custom-shape><draw:frame draw:style-name="gr7" draw:text-style-name="P56" svg:width="1.086cm" svg:height="2.213cm" svg:x="2.815cm" svg:y="0.4cm"><draw:text-box><text:p text:style-name="P56"><text:span text:style-name="T19">Assay 1</text:span></text:p></draw:text-box></draw:frame><draw:g draw:style-name="gr4"><draw:custom-shape draw:style-name="gr2" draw:text-style-name="P54" svg:width="1.052cm" svg:height="1.001cm" svg:x="2.701cm" svg:y="6.579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3.752cm" svg:y="6.579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5.851cm" svg:y="6.579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4.801cm" svg:y="6.579cm"><text:p text:style-name="P50"><text:span text:style-name="T17">1101</text:span></text:p><draw:enhanced-geometry svg:viewBox="0 0 21600 21600" draw:type="rectangle" draw:enhanced-path="M 0 0 L 21600 0 21600 21600 0 21600 0 0 Z N"/></draw:custom-shape></draw:g><draw:g draw:style-name="gr4"><draw:custom-shape draw:style-name="gr2" draw:text-style-name="P54" svg:width="1.052cm" svg:height="1.001cm" svg:x="2.701cm" svg:y="5.579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3.752cm" svg:y="5.579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5.851cm" svg:y="5.579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4.801cm" svg:y="5.579cm"><text:p text:style-name="P50"><text:span text:style-name="T17">1101</text:span></text:p><draw:enhanced-geometry svg:viewBox="0 0 21600 21600" draw:type="rectangle" draw:enhanced-path="M 0 0 L 21600 0 21600 21600 0 21600 0 0 Z N"/></draw:custom-shape></draw:g><draw:custom-shape draw:style-name="gr2" draw:text-style-name="P54" svg:width="1.052cm" svg:height="0.999cm" svg:x="2.701cm" svg:y="4.581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0.999cm" svg:x="3.752cm" svg:y="4.581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0.999cm" svg:x="5.851cm" svg:y="4.581cm"><text:p text:style-name="P50"><text:span text:style-name="T17">011</text:span></text:p><draw:enhanced-geometry svg:viewBox="0 0 21600 21600" draw:type="rectangle" draw:enhanced-path="M 0 0 L 21600 0 21600 21600 0 21600 0 0 Z N"/></draw:custom-shape><draw:custom-shape draw:style-name="gr2" draw:text-style-name="P54" svg:width="1.05cm" svg:height="0.999cm" svg:x="4.801cm" svg:y="4.581cm"><text:p text:style-name="P50"><text:span text:style-name="T17">011</text:span></text:p><draw:enhanced-geometry svg:viewBox="0 0 21600 21600" draw:type="rectangle" draw:enhanced-path="M 0 0 L 21600 0 21600 21600 0 21600 0 0 Z N"/></draw:custom-shape><draw:frame draw:style-name="gr7" draw:text-style-name="P56" svg:width="1.086cm" svg:height="2.213cm" svg:x="5.816cm" svg:y="0.4cm"><draw:text-box><text:p text:style-name="P56"><text:span text:style-name="T19">Assay 4</text:span></text:p></draw:text-box></draw:frame><draw:frame draw:style-name="gr7" draw:text-style-name="P56" svg:width="1.086cm" svg:height="2.213cm" svg:x="4.815cm" svg:y="0.4cm"><draw:text-box><text:p text:style-name="P56"><text:span text:style-name="T19">Assay 3</text:span></text:p></draw:text-box></draw:frame><draw:frame draw:style-name="gr7" draw:text-style-name="P56" svg:width="1.086cm" svg:height="2.213cm" svg:x="3.815cm" svg:y="0.4cm"><draw:text-box><text:p text:style-name="P56"><text:span text:style-name="T19">Assay 2</text:span></text:p></draw:text-box></draw:frame><draw:frame draw:style-name="gr8" draw:text-style-name="P56" svg:width="2.886cm" svg:height="0.835cm" svg:x="0cm" svg:y="6.648cm"><draw:text-box><text:p text:style-name="P52"><text:span text:style-name="T19">Sample 4</text:span></text:p></draw:text-box></draw:frame><draw:frame draw:style-name="gr8" draw:text-style-name="P56" svg:width="2.886cm" svg:height="0.835cm" svg:x="0cm" svg:y="5.648cm"><draw:text-box><text:p text:style-name="P52"><text:span text:style-name="T19">Sample 3</text:span></text:p></draw:text-box></draw:frame><draw:frame draw:style-name="gr8" draw:text-style-name="P56" svg:width="2.886cm" svg:height="0.835cm" svg:x="0cm" svg:y="4.648cm"><draw:text-box><text:p text:style-name="P52"><text:span text:style-name="T19">Sample 2</text:span></text:p></draw:text-box></draw:frame><draw:frame draw:style-name="gr8" draw:text-style-name="P56" svg:width="2.886cm" svg:height="0.835cm" svg:x="0cm" svg:y="3.648cm"><draw:text-box><text:p text:style-name="P52"><text:span text:style-name="T19">Sample 1</text:span></text:p></draw:text-box></draw:frame><draw:custom-shape draw:style-name="gr2" draw:text-style-name="P54" svg:width="1.05cm" svg:height="1.001cm" svg:x="2.702cm" svg:y="3.581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3.752cm" svg:y="3.581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5.853cm" svg:y="3.581cm"><text:p text:style-name="P50"><text:span text:style-name="T17">011</text:span></text:p><draw:enhanced-geometry svg:viewBox="0 0 21600 21600" draw:type="rectangle" draw:enhanced-path="M 0 0 L 21600 0 21600 21600 0 21600 0 0 Z N"/></draw:custom-shape><draw:custom-shape draw:style-name="gr2" draw:text-style-name="P54" svg:width="1.052cm" svg:height="1.001cm" svg:x="4.801cm" svg:y="3.581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2.702cm" svg:y="6.581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3.752cm" svg:y="6.581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5.853cm" svg:y="6.581cm"><text:p text:style-name="P50"><text:span text:style-name="T17">001</text:span></text:p><draw:enhanced-geometry svg:viewBox="0 0 21600 21600" draw:type="rectangle" draw:enhanced-path="M 0 0 L 21600 0 21600 21600 0 21600 0 0 Z N"/></draw:custom-shape><draw:custom-shape draw:style-name="gr2" draw:text-style-name="P54" svg:width="1.052cm" svg:height="1.001cm" svg:x="4.801cm" svg:y="6.581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2.702cm" svg:y="5.581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3.752cm" svg:y="5.581cm"><text:p text:style-name="P50"><text:span text:style-name="T17">011</text:span></text:p><draw:enhanced-geometry svg:viewBox="0 0 21600 21600" draw:type="rectangle" draw:enhanced-path="M 0 0 L 21600 0 21600 21600 0 21600 0 0 Z N"/></draw:custom-shape><draw:custom-shape draw:style-name="gr2" draw:text-style-name="P54" svg:width="1.05cm" svg:height="1.001cm" svg:x="5.853cm" svg:y="5.581cm"><text:p text:style-name="P50"><text:span text:style-name="T17">010</text:span></text:p><draw:enhanced-geometry svg:viewBox="0 0 21600 21600" draw:type="rectangle" draw:enhanced-path="M 0 0 L 21600 0 21600 21600 0 21600 0 0 Z N"/></draw:custom-shape><draw:custom-shape draw:style-name="gr2" draw:text-style-name="P54" svg:width="1.052cm" svg:height="1.001cm" svg:x="4.801cm" svg:y="5.581cm"><text:p text:style-name="P50"><text:span text:style-name="T17">010</text:span></text:p><draw:enhanced-geometry svg:viewBox="0 0 21600 21600" draw:type="rectangle" draw:enhanced-path="M 0 0 L 21600 0 21600 21600 0 21600 0 0 Z N"/></draw:custom-shape><draw:custom-shape draw:style-name="gr2" draw:text-style-name="P54" svg:width="1.052cm" svg:height="1.001cm" svg:x="10.126cm" svg:y="3.649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11.178cm" svg:y="3.649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13.277cm" svg:y="3.649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12.227cm" svg:y="3.649cm"><text:p text:style-name="P50"><text:span text:style-name="T17">1101</text:span></text:p><draw:enhanced-geometry svg:viewBox="0 0 21600 21600" draw:type="rectangle" draw:enhanced-path="M 0 0 L 21600 0 21600 21600 0 21600 0 0 Z N"/></draw:custom-shape><draw:frame draw:style-name="gr7" draw:text-style-name="P56" svg:width="1.086cm" svg:height="2.636cm" svg:x="10.243cm" svg:y="0cm"><draw:text-box><text:p text:style-name="P56"><text:span text:style-name="T19">Sample 1</text:span></text:p></draw:text-box></draw:frame><draw:g draw:style-name="gr4"><draw:custom-shape draw:style-name="gr2" draw:text-style-name="P54" svg:width="1.052cm" svg:height="0.999cm" svg:x="10.126cm" svg:y="6.65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0.999cm" svg:x="11.178cm" svg:y="6.65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0.999cm" svg:x="13.277cm" svg:y="6.65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0.999cm" svg:x="12.227cm" svg:y="6.65cm"><text:p text:style-name="P50"><text:span text:style-name="T17">1101</text:span></text:p><draw:enhanced-geometry svg:viewBox="0 0 21600 21600" draw:type="rectangle" draw:enhanced-path="M 0 0 L 21600 0 21600 21600 0 21600 0 0 Z N"/></draw:custom-shape></draw:g><draw:g draw:style-name="gr4"><draw:custom-shape draw:style-name="gr2" draw:text-style-name="P54" svg:width="1.052cm" svg:height="1.001cm" svg:x="10.126cm" svg:y="5.65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11.178cm" svg:y="5.65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13.277cm" svg:y="5.65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12.227cm" svg:y="5.65cm"><text:p text:style-name="P50"><text:span text:style-name="T17">1101</text:span></text:p><draw:enhanced-geometry svg:viewBox="0 0 21600 21600" draw:type="rectangle" draw:enhanced-path="M 0 0 L 21600 0 21600 21600 0 21600 0 0 Z N"/></draw:custom-shape></draw:g><draw:g draw:style-name="gr4"><draw:custom-shape draw:style-name="gr2" draw:text-style-name="P54" svg:width="1.052cm" svg:height="1.001cm" svg:x="10.126cm" svg:y="4.65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11.178cm" svg:y="4.65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13.277cm" svg:y="4.65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12.227cm" svg:y="4.65cm"><text:p text:style-name="P50"><text:span text:style-name="T17">1101</text:span></text:p><draw:enhanced-geometry svg:viewBox="0 0 21600 21600" draw:type="rectangle" draw:enhanced-path="M 0 0 L 21600 0 21600 21600 0 21600 0 0 Z N"/></draw:custom-shape></draw:g><draw:frame draw:style-name="gr7" draw:text-style-name="P56" svg:width="1.086cm" svg:height="2.636cm" svg:x="13.242cm" svg:y="0cm"><draw:text-box><text:p text:style-name="P56"><text:span text:style-name="T19">Sample 4</text:span></text:p></draw:text-box></draw:frame><draw:frame draw:style-name="gr7" draw:text-style-name="P56" svg:width="1.086cm" svg:height="2.636cm" svg:x="12.241cm" svg:y="0cm"><draw:text-box><text:p text:style-name="P56"><text:span text:style-name="T19">Sample 3</text:span></text:p></draw:text-box></draw:frame><draw:frame draw:style-name="gr7" draw:text-style-name="P56" svg:width="1.086cm" svg:height="2.636cm" svg:x="11.243cm" svg:y="0cm"><draw:text-box><text:p text:style-name="P56"><text:span text:style-name="T19">Sample 2</text:span></text:p></draw:text-box></draw:frame><draw:frame draw:style-name="gr8" draw:text-style-name="P56" svg:width="2.463cm" svg:height="0.835cm" svg:x="7.8cm" svg:y="6.749cm"><draw:text-box><text:p text:style-name="P52"><text:span text:style-name="T19">Assay 4</text:span></text:p></draw:text-box></draw:frame><draw:frame draw:style-name="gr8" draw:text-style-name="P56" svg:width="2.463cm" svg:height="0.835cm" svg:x="7.8cm" svg:y="5.749cm"><draw:text-box><text:p text:style-name="P52"><text:span text:style-name="T19">Assay 3</text:span></text:p></draw:text-box></draw:frame><draw:frame draw:style-name="gr8" draw:text-style-name="P56" svg:width="2.463cm" svg:height="0.835cm" svg:x="7.8cm" svg:y="4.748cm"><draw:text-box><text:p text:style-name="P52"><text:span text:style-name="T19">Assay 2</text:span></text:p></draw:text-box></draw:frame><draw:frame draw:style-name="gr8" draw:text-style-name="P56" svg:width="2.463cm" svg:height="0.835cm" svg:x="7.8cm" svg:y="3.748cm"><draw:text-box><text:p text:style-name="P52"><text:span text:style-name="T19">Assay 1</text:span></text:p></draw:text-box></draw:frame><draw:custom-shape draw:style-name="gr2" draw:text-style-name="P54" svg:width="1.05cm" svg:height="1.001cm" svg:x="10.128cm" svg:y="3.649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11.178cm" svg:y="3.649cm"><text:p text:style-name="P50"><text:span text:style-name="T17">001</text:span></text:p><draw:enhanced-geometry svg:viewBox="0 0 21600 21600" draw:type="rectangle" draw:enhanced-path="M 0 0 L 21600 0 21600 21600 0 21600 0 0 Z N"/></draw:custom-shape><draw:custom-shape draw:style-name="gr2" draw:text-style-name="P54" svg:width="1.05cm" svg:height="1.001cm" svg:x="13.279cm" svg:y="3.649cm"><text:p text:style-name="P50"><text:span text:style-name="T17">001</text:span></text:p><draw:enhanced-geometry svg:viewBox="0 0 21600 21600" draw:type="rectangle" draw:enhanced-path="M 0 0 L 21600 0 21600 21600 0 21600 0 0 Z N"/></draw:custom-shape><draw:custom-shape draw:style-name="gr2" draw:text-style-name="P54" svg:width="1.052cm" svg:height="1.001cm" svg:x="12.227cm" svg:y="3.649cm"><text:p text:style-name="P50"><text:span text:style-name="T17">001</text:span></text:p><draw:enhanced-geometry svg:viewBox="0 0 21600 21600" draw:type="rectangle" draw:enhanced-path="M 0 0 L 21600 0 21600 21600 0 21600 0 0 Z N"/></draw:custom-shape><draw:g draw:style-name="gr4"><draw:custom-shape draw:style-name="gr2" draw:text-style-name="P54" svg:width="1.05cm" svg:height="1.001cm" svg:x="10.128cm" svg:y="6.65cm"><text:p text:style-name="P50"><text:span text:style-name="T17">011</text:span></text:p><draw:enhanced-geometry svg:viewBox="0 0 21600 21600" draw:type="rectangle" draw:enhanced-path="M 0 0 L 21600 0 21600 21600 0 21600 0 0 Z N"/></draw:custom-shape><draw:custom-shape draw:style-name="gr2" draw:text-style-name="P54" svg:width="1.05cm" svg:height="1.001cm" svg:x="11.178cm" svg:y="6.65cm"><text:p text:style-name="P50"><text:span text:style-name="T17">011</text:span></text:p><draw:enhanced-geometry svg:viewBox="0 0 21600 21600" draw:type="rectangle" draw:enhanced-path="M 0 0 L 21600 0 21600 21600 0 21600 0 0 Z N"/></draw:custom-shape><draw:custom-shape draw:style-name="gr2" draw:text-style-name="P54" svg:width="1.05cm" svg:height="1.001cm" svg:x="13.279cm" svg:y="6.65cm"><text:p text:style-name="P50"><text:span text:style-name="T17">001</text:span></text:p><draw:enhanced-geometry svg:viewBox="0 0 21600 21600" draw:type="rectangle" draw:enhanced-path="M 0 0 L 21600 0 21600 21600 0 21600 0 0 Z N"/></draw:custom-shape><draw:custom-shape draw:style-name="gr2" draw:text-style-name="P54" svg:width="1.052cm" svg:height="1.001cm" svg:x="12.227cm" svg:y="6.65cm"><text:p text:style-name="P50"><text:span text:style-name="T17">010</text:span></text:p><draw:enhanced-geometry svg:viewBox="0 0 21600 21600" draw:type="rectangle" draw:enhanced-path="M 0 0 L 21600 0 21600 21600 0 21600 0 0 Z N"/></draw:custom-shape></draw:g><draw:g draw:style-name="gr4"><draw:custom-shape draw:style-name="gr2" draw:text-style-name="P54" svg:width="1.05cm" svg:height="1.001cm" svg:x="10.128cm" svg:y="5.65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11.178cm" svg:y="5.65cm"><text:p text:style-name="P50"><text:span text:style-name="T17">011</text:span></text:p><draw:enhanced-geometry svg:viewBox="0 0 21600 21600" draw:type="rectangle" draw:enhanced-path="M 0 0 L 21600 0 21600 21600 0 21600 0 0 Z N"/></draw:custom-shape><draw:custom-shape draw:style-name="gr2" draw:text-style-name="P54" svg:width="1.05cm" svg:height="1.001cm" svg:x="13.279cm" svg:y="5.65cm"><text:p text:style-name="P50"><text:span text:style-name="T17">001</text:span></text:p><draw:enhanced-geometry svg:viewBox="0 0 21600 21600" draw:type="rectangle" draw:enhanced-path="M 0 0 L 21600 0 21600 21600 0 21600 0 0 Z N"/></draw:custom-shape><draw:custom-shape draw:style-name="gr2" draw:text-style-name="P54" svg:width="1.052cm" svg:height="1.001cm" svg:x="12.227cm" svg:y="5.65cm"><text:p text:style-name="P50"><text:span text:style-name="T17">010</text:span></text:p><draw:enhanced-geometry svg:viewBox="0 0 21600 21600" draw:type="rectangle" draw:enhanced-path="M 0 0 L 21600 0 21600 21600 0 21600 0 0 Z N"/></draw:custom-shape></draw:g><draw:g draw:style-name="gr4"><draw:custom-shape draw:style-name="gr2" draw:text-style-name="P54" svg:width="1.05cm" svg:height="1.001cm" svg:x="10.128cm" svg:y="4.65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11.178cm" svg:y="4.65cm"><text:p text:style-name="P50"><text:span text:style-name="T17">010</text:span></text:p><draw:enhanced-geometry svg:viewBox="0 0 21600 21600" draw:type="rectangle" draw:enhanced-path="M 0 0 L 21600 0 21600 21600 0 21600 0 0 Z N"/></draw:custom-shape><draw:custom-shape draw:style-name="gr2" draw:text-style-name="P54" svg:width="1.05cm" svg:height="1.001cm" svg:x="13.279cm" svg:y="4.65cm"><text:p text:style-name="P50"><text:span text:style-name="T17">010</text:span></text:p><draw:enhanced-geometry svg:viewBox="0 0 21600 21600" draw:type="rectangle" draw:enhanced-path="M 0 0 L 21600 0 21600 21600 0 21600 0 0 Z N"/></draw:custom-shape><draw:custom-shape draw:style-name="gr2" draw:text-style-name="P54" svg:width="1.052cm" svg:height="1.001cm" svg:x="12.227cm" svg:y="4.65cm"><text:p text:style-name="P50"><text:span text:style-name="T17">011</text:span></text:p><draw:enhanced-geometry svg:viewBox="0 0 21600 21600" draw:type="rectangle" draw:enhanced-path="M 0 0 L 21600 0 21600 21600 0 21600 0 0 Z N"/></draw:custom-shape></draw:g><draw:custom-shape draw:style-name="gr6" draw:text-style-name="P51" svg:width="4.201cm" svg:height="1.001cm" svg:x="10.128cm" svg:y="3.649cm"><text:p/><draw:enhanced-geometry svg:viewBox="0 0 21600 21600" draw:type="rectangle" draw:enhanced-path="M 0 0 L 21600 0 21600 21600 0 21600 0 0 Z N"/></draw:custom-shape><draw:frame draw:style-name="gr8" draw:text-style-name="P53" svg:width="6.326cm" svg:height="0.994cm" svg:x="0.7cm" svg:y="7.579cm"><draw:text-box><text:p text:style-name="P52"><text:span text:style-name="T16">Assay BitwiseStore</text:span></text:p></draw:text-box></draw:frame><draw:frame draw:style-name="gr8" draw:text-style-name="P53" svg:width="6.855cm" svg:height="0.994cm" svg:x="7.8cm" svg:y="7.579cm"><draw:text-box><text:p text:style-name="P52"><text:span text:style-name="T16">Sample BitwiseStore</text:span></text:p></draw:text-box></draw:frame><draw:g draw:style-name="gr4"><draw:custom-shape draw:style-name="gr2" draw:text-style-name="P54" svg:width="1.05cm" svg:height="1.001cm" svg:x="10.126cm" svg:y="2.649cm"><text:p text:style-name="P50"><text:span text:style-name="T17">1010</text:span></text:p><draw:enhanced-geometry svg:viewBox="0 0 21600 21600" draw:type="rectangle" draw:enhanced-path="M 0 0 L 21600 0 21600 21600 0 21600 0 0 Z N"/></draw:custom-shape><draw:custom-shape draw:style-name="gr2" draw:text-style-name="P54" svg:width="1.05cm" svg:height="1.001cm" svg:x="11.176cm" svg:y="2.649cm"><text:p text:style-name="P50"><text:span text:style-name="T17">0110</text:span></text:p><draw:enhanced-geometry svg:viewBox="0 0 21600 21600" draw:type="rectangle" draw:enhanced-path="M 0 0 L 21600 0 21600 21600 0 21600 0 0 Z N"/></draw:custom-shape><draw:custom-shape draw:style-name="gr2" draw:text-style-name="P54" svg:width="1.05cm" svg:height="1.001cm" svg:x="13.277cm" svg:y="2.649cm"><text:p text:style-name="P50"><text:span text:style-name="T17">0100</text:span></text:p><draw:enhanced-geometry svg:viewBox="0 0 21600 21600" draw:type="rectangle" draw:enhanced-path="M 0 0 L 21600 0 21600 21600 0 21600 0 0 Z N"/></draw:custom-shape><draw:custom-shape draw:style-name="gr2" draw:text-style-name="P54" svg:width="1.052cm" svg:height="1.001cm" svg:x="12.226cm" svg:y="2.649cm"><text:p text:style-name="P50"><text:span text:style-name="T17">1101</text:span></text:p><draw:enhanced-geometry svg:viewBox="0 0 21600 21600" draw:type="rectangle" draw:enhanced-path="M 0 0 L 21600 0 21600 21600 0 21600 0 0 Z N"/></draw:custom-shape></draw:g><draw:g draw:style-name="gr4"><draw:custom-shape draw:style-name="gr2" draw:text-style-name="P54" svg:width="1.052cm" svg:height="1.001cm" svg:x="10.126cm" svg:y="2.649cm"><text:p text:style-name="P50"><text:span text:style-name="T17">0001</text:span></text:p><draw:enhanced-geometry svg:viewBox="0 0 21600 21600" draw:type="rectangle" draw:enhanced-path="M 0 0 L 21600 0 21600 21600 0 21600 0 0 Z N"/></draw:custom-shape><draw:custom-shape draw:style-name="gr2" draw:text-style-name="P54" svg:width="1.05cm" svg:height="1.001cm" svg:x="11.178cm" svg:y="2.649cm"><text:p text:style-name="P50"><text:span text:style-name="T17">0010</text:span></text:p><draw:enhanced-geometry svg:viewBox="0 0 21600 21600" draw:type="rectangle" draw:enhanced-path="M 0 0 L 21600 0 21600 21600 0 21600 0 0 Z N"/></draw:custom-shape><draw:custom-shape draw:style-name="gr2" draw:text-style-name="P54" svg:width="1.05cm" svg:height="1.001cm" svg:x="13.277cm" svg:y="2.649cm"><text:p text:style-name="P50"><text:span text:style-name="T17">0100</text:span></text:p><draw:enhanced-geometry svg:viewBox="0 0 21600 21600" draw:type="rectangle" draw:enhanced-path="M 0 0 L 21600 0 21600 21600 0 21600 0 0 Z N"/></draw:custom-shape><draw:custom-shape draw:style-name="gr2" draw:text-style-name="P54" svg:width="1.05cm" svg:height="1.001cm" svg:x="12.227cm" svg:y="2.649cm"><text:p text:style-name="P50"><text:span text:style-name="T17">0011</text:span></text:p><draw:enhanced-geometry svg:viewBox="0 0 21600 21600" draw:type="rectangle" draw:enhanced-path="M 0 0 L 21600 0 21600 21600 0 21600 0 0 Z N"/></draw:custom-shape></draw:g><draw:custom-shape draw:style-name="gr6" draw:text-style-name="P51" svg:width="1.05cm" svg:height="5.001cm" svg:x="2.701cm" svg:y="2.579cm"><text:p/><draw:enhanced-geometry svg:viewBox="0 0 21600 21600" draw:mirror-horizontal="false" draw:mirror-vertical="false" draw:type="rectangle" draw:enhanced-path="M 0 0 L 21600 0 21600 21600 0 21600 0 0 Z N"/></draw:custom-shape><draw:frame draw:style-name="gr8" draw:text-style-name="P53" svg:width="3.045cm" svg:height="0.835cm" svg:x="7.301cm" svg:y="2.748cm"><draw:text-box><text:p text:style-name="P52"><text:span text:style-name="T19">Sample Id</text:span></text:p></draw:text-box></draw:frame><draw:frame draw:style-name="gr8" draw:text-style-name="P53" svg:width="2.622cm" svg:height="0.835cm" svg:x="0.228cm" svg:y="2.679cm"><draw:text-box><text:p text:style-name="P52"><text:span text:style-name="T19">Assay Id</text:span></text:p></draw:text-box></draw:frame></draw:g></text:p>
          </table:table-cell>
        </table:table-row>
      </table:table>
      <text:p text:style-name="P3"><text:span text:style-name="T10">Figure 6</text:span>: The two matrices composing a <text:span text:style-name="code_20_sample">GenotypingStore</text:span>. The purple area in the sample store represents the genotypes for Assay 1.</text:p>
      <text:h text:style-name="P29" text:outline-level="1">GenoByte modules</text:h>
      <text:h text:style-name="P19" text:outline-level="2">Queries</text:h>
      <text:p text:style-name="P13"/>
      <text:p text:style-name="P13"><text:tab/>As it has been mentioned previously, queries in a column-oriented database are quicker than in their row-oriented RDBMS counterpart because when querying a given field, all that field's data is already regrouped. This allows to run a field query on all records at the same time with binary operators, <text:s/>which are very fast.</text:p>
      <text:p text:style-name="P13"/>
      <text:p text:style-name="P13"><text:tab/>The following example will give you an idea of how this works in practice. Imagine a genotyping experiment for which we test a sample on five different assays. In the <text:span text:style-name="code_20_sample">GenotypingStore</text:span>, we have a field called “genotype” for which we have four possible values beside null: “A” if the individual is an homozygote of the first possible allele, “B” if the individual is an homozygote of the second allele, “H” if he is an heterozygote and “U” if the genotype is unknown. Encoded into bits, we get the following scheme:</text:p>
      <text:p text:style-name="P15"/>
      <table:table table:name="Table12" table:style-name="Table12">
        <table:table-column table:style-name="Table12.A"/>
        <table:table-column table:style-name="Table12.B"/>
        <table:table-row>
          <table:table-cell table:style-name="Table12.A1" office:value-type="string">
            <text:p text:style-name="P14">Genotype Call</text:p>
          </table:table-cell>
          <table:table-cell table:style-name="Table12.B1" office:value-type="string">
            <text:p text:style-name="P14">Value in bits</text:p>
          </table:table-cell>
        </table:table-row>
        <table:table-row>
          <table:table-cell table:style-name="Table12.A2" office:value-type="string">
            <text:p text:style-name="P15">Null value</text:p>
          </table:table-cell>
          <table:table-cell table:style-name="Table12.B2" office:value-type="string">
            <text:p text:style-name="P15">000</text:p>
          </table:table-cell>
        </table:table-row>
        <table:table-row>
          <table:table-cell table:style-name="Table12.A2" office:value-type="string">
            <text:p text:style-name="P15">Homozygote for allele A</text:p>
          </table:table-cell>
          <table:table-cell table:style-name="Table12.B2" office:value-type="string">
            <text:p text:style-name="P15">001</text:p>
          </table:table-cell>
        </table:table-row>
        <table:table-row>
          <table:table-cell table:style-name="Table12.A2" office:value-type="string">
            <text:p text:style-name="P15">Homozygote for allele B</text:p>
          </table:table-cell>
          <table:table-cell table:style-name="Table12.B2" office:value-type="string">
            <text:p text:style-name="P24">010</text:p>
          </table:table-cell>
        </table:table-row>
        <table:table-row>
          <table:table-cell table:style-name="Table12.A2" office:value-type="string">
            <text:p text:style-name="P15">Heterozygote</text:p>
          </table:table-cell>
          <table:table-cell table:style-name="Table12.B2" office:value-type="string">
            <text:p text:style-name="P24">011</text:p>
          </table:table-cell>
        </table:table-row>
        <table:table-row>
          <table:table-cell table:style-name="Table12.A6" office:value-type="string">
            <text:p text:style-name="P15">Unknown genotype</text:p>
          </table:table-cell>
          <table:table-cell table:style-name="Table12.B6" office:value-type="string">
            <text:p text:style-name="P24">100</text:p>
          </table:table-cell>
        </table:table-row>
      </table:table>
      <text:p text:style-name="P16"><text:span text:style-name="T10">Table 3</text:span>: Hypothetical bit values for genotype calls.</text:p>
      <text:p text:style-name="P16"/>
      <text:p text:style-name="P13"><text:tab/>All genotype values are being held on three bits. This means that the <text:span text:style-name="code_20_sample">Field</text:span> containing the genotype calls can have a dimension of 3 (using three <text:span text:style-name="code_20_sample">BitVectors</text:span>). Now imagine that our tested sample gives the following genotypes:</text:p>
      <table:table table:name="Table13" table:style-name="Table13">
        <table:table-column table:style-name="Table13.A"/>
        <table:table-column table:style-name="Table13.B"/>
        <table:table-column table:style-name="Table13.C"/>
        <table:table-row>
          <table:table-cell table:style-name="Table13.A1" office:value-type="string">
            <text:p text:style-name="P25">Record</text:p>
          </table:table-cell>
          <table:table-cell table:style-name="Table13.B1" office:value-type="string">
            <text:p text:style-name="P25">Genotype Call</text:p>
          </table:table-cell>
          <table:table-cell table:style-name="Table13.C1" office:value-type="string">
            <text:p text:style-name="P25">Value in bits</text:p>
          </table:table-cell>
        </table:table-row>
        <table:table-row>
          <table:table-cell table:style-name="Table13.A2" office:value-type="string">
            <text:p text:style-name="P24">Variant 1</text:p>
          </table:table-cell>
          <table:table-cell table:style-name="Table13.B2" office:value-type="string">
            <text:p text:style-name="P15">Homozygote for allele A</text:p>
          </table:table-cell>
          <table:table-cell table:style-name="Table13.C2" office:value-type="string">
            <text:p text:style-name="P24">001</text:p>
          </table:table-cell>
        </table:table-row>
        <table:table-row>
          <table:table-cell table:style-name="Table13.A2" office:value-type="string">
            <text:p text:style-name="P24">Variant 2</text:p>
          </table:table-cell>
          <table:table-cell table:style-name="Table13.B2" office:value-type="string">
            <text:p text:style-name="P15">Heterozygote</text:p>
          </table:table-cell>
          <table:table-cell table:style-name="Table13.C2" office:value-type="string">
            <text:p text:style-name="P24">011</text:p>
          </table:table-cell>
        </table:table-row>
        <table:table-row>
          <table:table-cell table:style-name="Table13.A2" office:value-type="string">
            <text:p text:style-name="P24">Variant 3</text:p>
          </table:table-cell>
          <table:table-cell table:style-name="Table13.B2" office:value-type="string">
            <text:p text:style-name="P15">Homozygote for allele B</text:p>
          </table:table-cell>
          <table:table-cell table:style-name="Table13.C2" office:value-type="string">
            <text:p text:style-name="P24">010</text:p>
          </table:table-cell>
        </table:table-row>
        <table:table-row>
          <table:table-cell table:style-name="Table13.A2" office:value-type="string">
            <text:p text:style-name="P24">Variant 4</text:p>
          </table:table-cell>
          <table:table-cell table:style-name="Table13.B2" office:value-type="string">
            <text:p text:style-name="P15">Heterozygote</text:p>
          </table:table-cell>
          <table:table-cell table:style-name="Table13.C2" office:value-type="string">
            <text:p text:style-name="P24">011</text:p>
          </table:table-cell>
        </table:table-row>
        <table:table-row>
          <table:table-cell table:style-name="Table13.A6" office:value-type="string">
            <text:p text:style-name="P24">Variant 5</text:p>
          </table:table-cell>
          <table:table-cell table:style-name="Table13.B6" office:value-type="string">
            <text:p text:style-name="P15">Unknown genotype</text:p>
          </table:table-cell>
          <table:table-cell table:style-name="Table13.C6" office:value-type="string">
            <text:p text:style-name="P24">100</text:p>
          </table:table-cell>
        </table:table-row>
      </table:table>
      <text:p text:style-name="P13"><text:span text:style-name="T10">Table 4</text:span>: A set of five genotypes obtained from five assays tested on one sample.</text:p>
      <text:p text:style-name="P13"><text:tab/>Organizing the information in a column-oriented fashion, we split the genotype calls into the three <text:span text:style-name="code_20_sample">BitVectors</text:span> composing the <text:span text:style-name="T1">“genotype” </text:span><text:span text:style-name="code_20_sample">Field</text:span>, and obtain the following matrix:</text:p>
      <text:p text:style-name="P13"/>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25"/>
          </table:table-cell>
          <table:table-cell table:style-name="Table2.B1" office:value-type="string">
            <text:p text:style-name="P25">Assay 1</text:p>
          </table:table-cell>
          <table:table-cell table:style-name="Table2.B1" office:value-type="string">
            <text:p text:style-name="P25">Assay 2</text:p>
          </table:table-cell>
          <table:table-cell table:style-name="Table2.B1" office:value-type="string">
            <text:p text:style-name="P25">Assay 3</text:p>
          </table:table-cell>
          <table:table-cell table:style-name="Table2.B1" office:value-type="string">
            <text:p text:style-name="P25">Assay 4</text:p>
          </table:table-cell>
          <table:table-cell table:style-name="Table2.F1" office:value-type="string">
            <text:p text:style-name="P25">Assay 5</text:p>
          </table:table-cell>
        </table:table-row>
        <table:table-row>
          <table:table-cell table:style-name="Table2.A2" office:value-type="string">
            <text:p text:style-name="P24">Call BitVector 1</text:p>
          </table:table-cell>
          <table:table-cell table:style-name="Table2.B2" office:value-type="string">
            <text:p text:style-name="P24">0</text:p>
          </table:table-cell>
          <table:table-cell table:style-name="Table2.B2" office:value-type="string">
            <text:p text:style-name="P24">0</text:p>
          </table:table-cell>
          <table:table-cell table:style-name="Table2.B2" office:value-type="string">
            <text:p text:style-name="P24">0</text:p>
          </table:table-cell>
          <table:table-cell table:style-name="Table2.B2" office:value-type="string">
            <text:p text:style-name="P24">0</text:p>
          </table:table-cell>
          <table:table-cell table:style-name="Table2.F2" office:value-type="string">
            <text:p text:style-name="P24">1</text:p>
          </table:table-cell>
        </table:table-row>
        <table:table-row>
          <table:table-cell table:style-name="Table2.A2" office:value-type="string">
            <text:p text:style-name="P24">Call BitVector 2</text:p>
          </table:table-cell>
          <table:table-cell table:style-name="Table2.B2" office:value-type="string">
            <text:p text:style-name="P24">0</text:p>
          </table:table-cell>
          <table:table-cell table:style-name="Table2.B2" office:value-type="string">
            <text:p text:style-name="P24">1</text:p>
          </table:table-cell>
          <table:table-cell table:style-name="Table2.B2" office:value-type="string">
            <text:p text:style-name="P24">1</text:p>
          </table:table-cell>
          <table:table-cell table:style-name="Table2.B2" office:value-type="string">
            <text:p text:style-name="P24">1</text:p>
          </table:table-cell>
          <table:table-cell table:style-name="Table2.F2" office:value-type="string">
            <text:p text:style-name="P24">0</text:p>
          </table:table-cell>
        </table:table-row>
        <table:table-row>
          <table:table-cell table:style-name="Table2.A4" office:value-type="string">
            <text:p text:style-name="P24">Call BitVector 3</text:p>
          </table:table-cell>
          <table:table-cell table:style-name="Table2.B4" office:value-type="string">
            <text:p text:style-name="P24">1</text:p>
          </table:table-cell>
          <table:table-cell table:style-name="Table2.B4" office:value-type="string">
            <text:p text:style-name="P24">1</text:p>
          </table:table-cell>
          <table:table-cell table:style-name="Table2.B4" office:value-type="string">
            <text:p text:style-name="P24">0</text:p>
          </table:table-cell>
          <table:table-cell table:style-name="Table2.B4" office:value-type="string">
            <text:p text:style-name="P24">1</text:p>
          </table:table-cell>
          <table:table-cell table:style-name="Table2.F4" office:value-type="string">
            <text:p text:style-name="P24">0</text:p>
          </table:table-cell>
        </table:table-row>
      </table:table>
      <text:p text:style-name="P13"><text:span text:style-name="T10">Table 5</text:span>: Genotype calls divided in three <text:span text:style-name="code_20_sample">BitVectors</text:span>.</text:p>
      <text:p text:style-name="P13"/>
      <text:p text:style-name="P13"><text:tab/>Now suppose that we want to know which records are the variants for which the sample is heterozygote. As we can see in Table 3, the <text:span text:style-name="code_20_sample">BitVector</text:span> value of heterozygote genotypes is “011”. Having a total of 3 bit vectors to evaluate, we need to execute 3 binary operations. W<text:span text:style-name="T1">e can express our “011” query with the following logical expression, where BV is a </text:span><text:span text:style-name="code_20_sample"><text:span text:style-name="T1">BitVector</text:span></text:span><text:span text:style-name="T1"> of the queried field:</text:span></text:p>
      <text:p text:style-name="P15"/>
      <text:p text:style-name="P15"><draw:frame draw:style-name="fr1" draw:name="Object1" text:anchor-type="as-char" svg:width="4.038cm" svg:height="0.503cm" draw:z-index="6"><draw:object xlink:href="./Object 1" xlink:type="simple" xlink:show="embed" xlink:actuate="onLoad"/><draw:image xlink:href="./ObjectReplacements/Object 1" xlink:type="simple" xlink:show="embed" xlink:actuate="onLoad"/></draw:frame></text:p>
      <text:p text:style-name="P13"/>
      <text:p text:style-name="P13"><text:span text:style-name="T1"><text:tab/>Queries generate a </text:span><text:span text:style-name="code_20_sample"><text:span text:style-name="T5">QueryResult</text:span></text:span><text:span text:style-name="T1"> instance, which is essentially a wrapped </text:span><text:span text:style-name="code_20_sample"><text:span text:style-name="T1">BitVector</text:span></text:span><text:span text:style-name="T1"> with the size of the number of records in the store. This means that the result set </text:span><text:span text:style-name="code_20_sample"><text:span text:style-name="T1">BitVector</text:span></text:span><text:span text:style-name="T1"> will be as long as any </text:span><text:span text:style-name="code_20_sample"><text:span text:style-name="T1">BitVector</text:span></text:span><text:span text:style-name="T1"> composing a </text:span><text:span text:style-name="code_20_sample"><text:span text:style-name="T1">Field</text:span></text:span><text:span text:style-name="T1">. </text:span>That vector will indicate which records are matching the q<text:span text:style-name="T1">uery.</text:span></text:p>
      <text:p text:style-name="P13"/>
      <text:p text:style-name="P13"><text:tab/>Table 6 shows that using bitwise operations, the <text:span text:style-name="code_20_sample">QueryResult</text:span> vector narrows down to the records matching our query:</text:p>
      <text:p text:style-name="P13"/>
      <text:list text:style-name="L1">
        <text:list-item>
          <text:p text:style-name="P45">By looking at the first bit of our “heterozygote” query, we can see that the first <text:span text:style-name="code_20_sample">BitVector</text:span> for the genotype call <text:span text:style-name="code_20_sample">Field</text:span> should be a zero. It's already possible to realize that “Assay 5” does not match our query. Consequently, the first binary operation, which consists on retaining all records with a “0” bit, eliminates the fifth record.</text:p>
          <text:p text:style-name="P45"/>
        </text:list-item>
        <text:list-item>
          <text:p text:style-name="P45">We can then eliminate the “Assay 1” record by looking at the second <text:span text:style-name="code_20_sample">Field</text:span>'s <text:span text:style-name="code_20_sample">BitVector</text:span>, knowing that our heterozygote value holds a one as the second bit.</text:p>
          <text:p text:style-name="P45"/>
        </text:list-item>
        <text:list-item>
          <text:p text:style-name="P45">The last bit comparison eliminates the record “Assay 3”.</text:p>
        </text:list-item>
      </text:list>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row table:style-name="Table1.1">
          <table:table-cell table:style-name="Table1.A1" office:value-type="string">
            <text:p text:style-name="P24">Term</text:p>
          </table:table-cell>
          <table:table-cell table:style-name="Table1.B1" office:value-type="string">
            <text:p text:style-name="P24">Bitwise Operation</text:p>
          </table:table-cell>
          <table:table-cell table:style-name="Table1.B1" office:value-type="string">
            <text:p text:style-name="P24">Vector</text:p>
          </table:table-cell>
          <table:table-cell table:style-name="Table1.B1" office:value-type="string">
            <text:p text:style-name="Table_20_Heading">Assay 1</text:p>
          </table:table-cell>
          <table:table-cell table:style-name="Table1.B1" office:value-type="string">
            <text:p text:style-name="Table_20_Heading">Assay 2</text:p>
          </table:table-cell>
          <table:table-cell table:style-name="Table1.B1" office:value-type="string">
            <text:p text:style-name="Table_20_Heading">Assay 3</text:p>
          </table:table-cell>
          <table:table-cell table:style-name="Table1.B1" office:value-type="string">
            <text:p text:style-name="Table_20_Heading">Assay 4</text:p>
          </table:table-cell>
          <table:table-cell table:style-name="Table1.H1" office:value-type="string">
            <text:p text:style-name="Table_20_Heading">Assay 5</text:p>
          </table:table-cell>
        </table:table-row>
        <table:table-row table:style-name="Table1.2">
          <table:table-cell table:style-name="Table1.A2" office:value-type="string">
            <text:p text:style-name="P11"><draw:frame draw:style-name="fr1" draw:name="Object2" text:anchor-type="as-char" svg:width="1.633cm" svg:height="0.503cm" draw:z-index="7"><draw:object xlink:href="./Object 2" xlink:type="simple" xlink:show="embed" xlink:actuate="onLoad"/><draw:image xlink:href="./ObjectReplacements/Object 2" xlink:type="simple" xlink:show="embed" xlink:actuate="onLoad"/></draw:frame></text:p>
          </table:table-cell>
          <table:table-cell table:style-name="Table1.B2" office:value-type="string">
            <text:p text:style-name="P11">NOT</text:p>
          </table:table-cell>
          <table:table-cell table:style-name="Table1.B2" office:value-type="string">
            <text:p text:style-name="P11">Call BitVector 1</text:p>
          </table:table-cell>
          <table:table-cell table:style-name="Table1.B2" office:value-type="string">
            <text:p text:style-name="P11">1</text:p>
          </table:table-cell>
          <table:table-cell table:style-name="Table1.B2" office:value-type="string">
            <text:p text:style-name="P11">1</text:p>
          </table:table-cell>
          <table:table-cell table:style-name="Table1.B2" office:value-type="string">
            <text:p text:style-name="P11">1</text:p>
          </table:table-cell>
          <table:table-cell table:style-name="Table1.B2" office:value-type="string">
            <text:p text:style-name="P11">1</text:p>
          </table:table-cell>
          <table:table-cell table:style-name="Table1.H2" office:value-type="string">
            <text:p text:style-name="P12">0</text:p>
          </table:table-cell>
        </table:table-row>
        <table:table-row table:style-name="Table1.3">
          <table:table-cell table:style-name="Table1.A2" office:value-type="string">
            <text:p text:style-name="P24"><draw:frame draw:style-name="fr1" draw:name="Object3" text:anchor-type="as-char" svg:width="1.413cm" svg:height="0.492cm" draw:z-index="8"><draw:object xlink:href="./Object 3" xlink:type="simple" xlink:show="embed" xlink:actuate="onLoad"/><draw:image xlink:href="./ObjectReplacements/Object 3" xlink:type="simple" xlink:show="embed" xlink:actuate="onLoad"/></draw:frame></text:p>
          </table:table-cell>
          <table:table-cell table:style-name="Table1.B2" office:value-type="string">
            <text:p text:style-name="P24">AND</text:p>
          </table:table-cell>
          <table:table-cell table:style-name="Table1.B2" office:value-type="string">
            <text:p text:style-name="P24">Call BitVector 2</text:p>
          </table:table-cell>
          <table:table-cell table:style-name="Table1.B2" office:value-type="string">
            <text:p text:style-name="P26">0</text:p>
          </table:table-cell>
          <table:table-cell table:style-name="Table1.B2" office:value-type="string">
            <text:p text:style-name="P24">1</text:p>
          </table:table-cell>
          <table:table-cell table:style-name="Table1.B2" office:value-type="string">
            <text:p text:style-name="P24">1</text:p>
          </table:table-cell>
          <table:table-cell table:style-name="Table1.B2" office:value-type="string">
            <text:p text:style-name="P24">1</text:p>
          </table:table-cell>
          <table:table-cell table:style-name="Table1.H2" office:value-type="string">
            <text:p text:style-name="P24">0</text:p>
          </table:table-cell>
        </table:table-row>
        <table:table-row table:style-name="Table1.4">
          <table:table-cell table:style-name="Table1.A2" office:value-type="string">
            <text:p text:style-name="P24"><draw:frame draw:style-name="fr1" draw:name="Object4" text:anchor-type="as-char" svg:width="1.413cm" svg:height="0.492cm" draw:z-index="9"><draw:object xlink:href="./Object 4" xlink:type="simple" xlink:show="embed" xlink:actuate="onLoad"/><draw:image xlink:href="./ObjectReplacements/Object 4" xlink:type="simple" xlink:show="embed" xlink:actuate="onLoad"/></draw:frame></text:p>
          </table:table-cell>
          <table:table-cell table:style-name="Table1.B2" office:value-type="string">
            <text:p text:style-name="P24">AND</text:p>
          </table:table-cell>
          <table:table-cell table:style-name="Table1.B2" office:value-type="string">
            <text:p text:style-name="P24">Call BitVector 3</text:p>
          </table:table-cell>
          <table:table-cell table:style-name="Table1.B2" office:value-type="string">
            <text:p text:style-name="P24">1</text:p>
          </table:table-cell>
          <table:table-cell table:style-name="Table1.B2" office:value-type="string">
            <text:p text:style-name="P24">1</text:p>
          </table:table-cell>
          <table:table-cell table:style-name="Table1.B2" office:value-type="string">
            <text:p text:style-name="P26">0</text:p>
          </table:table-cell>
          <table:table-cell table:style-name="Table1.B2" office:value-type="string">
            <text:p text:style-name="P24">1</text:p>
          </table:table-cell>
          <table:table-cell table:style-name="Table1.H2" office:value-type="string">
            <text:p text:style-name="P24">0</text:p>
          </table:table-cell>
        </table:table-row>
        <table:table-row table:style-name="Table1.4">
          <table:table-cell table:style-name="Table1.A5" office:value-type="string">
            <text:p text:style-name="P24"/>
          </table:table-cell>
          <table:table-cell table:style-name="Table1.B5" office:value-type="string">
            <text:p text:style-name="P24"/>
          </table:table-cell>
          <table:table-cell table:style-name="Table1.B5" office:value-type="string">
            <text:p text:style-name="P25">Result Vector</text:p>
          </table:table-cell>
          <table:table-cell table:style-name="Table1.B5" office:value-type="string">
            <text:p text:style-name="P26">0</text:p>
          </table:table-cell>
          <table:table-cell table:style-name="Table1.B5" office:value-type="string">
            <text:p text:style-name="P23">1</text:p>
          </table:table-cell>
          <table:table-cell table:style-name="Table1.B5" office:value-type="string">
            <text:p text:style-name="P26">0</text:p>
          </table:table-cell>
          <table:table-cell table:style-name="Table1.B5" office:value-type="string">
            <text:p text:style-name="P23">1</text:p>
          </table:table-cell>
          <table:table-cell table:style-name="Table1.H5" office:value-type="string">
            <text:p text:style-name="P26">0</text:p>
          </table:table-cell>
        </table:table-row>
      </table:table>
      <text:p text:style-name="P13"><text:span text:style-name="T10">Table 6</text:span>: Querying the Field for all five records at a time using binary operators.</text:p>
      <text:p text:style-name="P13"/>
      <text:p text:style-name="P13"><text:tab/>In our example, the resulting <text:span text:style-name="code_20_sample">BitVector</text:span> “01010” indicates that both the second and the fourth record are matching the “heterozygote” criterion on the assay table.</text:p>
      <text:p text:style-name="P13"/>
      <text:p text:style-name="P13"><text:tab/>Note that with traditional row-based RDBMS, this query would have needed to be ran on each record separately, or at least require the creation of indexes for optimization.</text:p>
      <text:p text:style-name="P3"/>
      <text:p text:style-name="P3"><text:tab/>In short, this example shows the underlying process of querying a single field for a single value. Real-world queries can be much more complex, involving multiple fields and ranges of values for each field. Expressing such complex queries simply becomes a matter of combining single-field queries, using single values or ranges, with boolean operators, such as AND, OR, NOT, etc. Any query executed on a <text:span text:style-name="code_20_sample">BitwiseStore</text:span> is always executed on every record simultaneously using bitwise operators.</text:p>
      <text:p text:style-name="P3"/>
      <text:h text:style-name="P20" text:outline-level="2">Statistics</text:h>
      <text:p text:style-name="P3"/>
      <text:p text:style-name="P1"><text:tab/>GenoByte includes a statistical calculation module that can be used on a <text:span text:style-name="code_20_sample">GenotypingStore</text:span> dataset. A statistic can be any kind of computation done with the data available in a store. It is also possible to use the result of statistic calculation as a<text:span text:style-name="T1">n input to the calculation of other statistics. The Statistics module works with the following four components:</text:span></text:p>
      <text:p text:style-name="P3"/>
      <text:list text:style-name="L2">
        <text:list-item>
          <text:p text:style-name="P34"><text:span text:style-name="T10">Statistic interface</text:span>: An implementation of the Statistic interface knows how to use data from a <text:span text:style-name="code_20_sample">GenotypingStore</text:span>'s fields and data generated by other Statistic implementation, to calculate a statistical result. It can do any kind of data processing to produce an output. Typical basic examples that are implemented in GenoByte are the allelic frequencies, the heterozygosity, the minor allele frequency, and the Hardy-Weinberg coefficient. There are two Statistic subinterfaces: <text:span text:style-name="code_20_sample"><text:span text:style-name="T8">FieldStatistic</text:span></text:span> to run a calculation on a whole Field at the same time, and <text:span text:style-name="code_20_sample"><text:span text:style-name="T8">RecordStatistic</text:span></text:span>, working on a single record of the <text:span text:style-name="code_20_sample">GenotypingStore</text:span>.</text:p>
          <text:p text:style-name="P34"/>
        </text:list-item>
        <text:list-item>
          <text:p text:style-name="P34"><text:span text:style-name="T10">StatsRunDefinition</text:span>: A class of this type allows to regroup statistics to be computed together in batches. It is a kind of “grocery list” of statistics that should be computed when needed. The statistics module will take that list to determine everything that needs to be calculated.</text:p>
          <text:p text:style-name="P34"/>
        </text:list-item>
        <text:list-item>
          <text:p text:style-name="P34"><text:span text:style-name="T10">StatsPool</text:span>: This is the engine of the statistics module, as it coordinates the calculation of everything listed in the <text:span text:style-name="code_20_sample">StatsRunDefinition</text:span> and remembers the results between each step.</text:p>
          <text:p text:style-name="P34"/>
        </text:list-item>
        <text:list-item>
          <text:p text:style-name="P34"><text:span text:style-name="T10">StatsDigester</text:span>: A digester is class that knows what to do with results once they have been computed. It is external to the statistic calculation process. Once all statistics which are part of a <text:span text:style-name="code_20_sample">StatsRunDefinition</text:span> have been calculated, the digester will take the result set from the <text:span text:style-name="code_20_sample">StatsPool</text:span> and execute a series of actions. For example, a certain digester can be used to persist data in a database or BitwiseStore, to generate reports, etc.</text:p>
        </text:list-item>
      </text:list>
      <text:p text:style-name="P1"><text:span text:style-name="T1"><text:tab/>It is possible to run series of calculation on a whole </text:span><text:span text:style-name="code_20_sample"><text:span text:style-name="T1">GenotypingStore</text:span></text:span><text:span text:style-name="T1"> dataset, or on a subset. By defining the proper record masks, it becomes possible to eliminate unwa</text:span>nted assays and/or samples, therefore defining the subset. This fact can be observed in the GenoByte Infinium example, where running queries on either the samples or the assays matrix will restrain the dataset used to generate reports.</text:p>
      <text:p text:style-name="P1"/>
      <text:h text:style-name="P30" text:outline-level="3">How inconsistencies statistics are handled in the system</text:h>
      <text:p text:style-name="P1"><text:tab/>The inconsistencies detection has its own module in GenoByte. The package “<text:span text:style-name="code_20_sample"><text:span text:style-name="T8">org.obiba.genobyte.inconsistency</text:span></text:span>” contains all the necessary classes to run the inconsistencies discovery methods. <text:span text:style-name="T8"><text:s/>Out of the box, GenoByte provides the ability to identify three types of inconsistencies: DNA reproducibility errors, SNP reproducibility errors and Mendelian errors. The DNA and SNP reproducibility use the same logical engine, but act on a different dataset (samples or assays respectively). Although GenoByte does not impose a data structure in the sample and assay stores, producing inconsistencies requires some knowledge. For example, to compute Mendelian errors, GenoByte needs to know the parents-children relationships between the record(s). To describe those to GenoByte, it is necessary to implement a few interfaces:</text:span></text:p>
      <text:p text:style-name="P10"/>
      <text:list text:style-name="L2">
        <text:list-item text:start-value="1">
          <text:p text:style-name="P34"><text:span text:style-name="T10">ComparableRecordProvider</text:span>:<text:span text:style-name="T15"> T</text:span><text:span text:style-name="T14">his interface </text:span><text:span text:style-name="T14">tells</text:span><text:span text:style-name="T14"> GenoByte which records may be compared </text:span><text:span text:style-name="T6">with </text:span><text:span text:style-name="T6">one-another</text:span><text:span text:style-name="T14"> to detect</text:span><text:span text:style-name="T14"> reproducibility errors. The method </text:span><text:span text:style-name="code_20_sample"><text:span text:style-name="T13">getComparableReferenceRecords()</text:span></text:span><text:span text:style-name="T12"> should provide a vector of all records that may be compared with replicates. For each of these records, the method </text:span><text:span text:style-name="code_20_sample"><text:span text:style-name="T13">getComparableRecords(int reference)</text:span></text:span><text:span text:style-name="T12"> should return a vector of all records that should be compared with the specified reference.</text:span></text:p>
        </text:list-item>
      </text:list>
      <text:p text:style-name="P7"/>
      <text:list text:style-name="L2">
        <text:list-item text:start-value="1">
          <text:p text:style-name="P34"><text:span text:style-name="T9">MendelianRecordTrioProvider</text:span><text:span text:style-name="T8">: T</text:span><text:span text:style-name="T8">his interface </text:span><text:span text:style-name="T8">describes</text:span><text:span text:style-name="T8"> the data structure to provide child-father-mother</text:span><text:span text:style-name="T8"> trios or child-parent duos that may be used to produce M</text:span><text:span text:style-name="T8">endelian errors. The method </text:span><text:span text:style-name="code_20_sample"><text:span text:style-name="T8">getChildRecords()</text:span></text:span><text:span text:style-name="T8"> should provide a vector of all </text:span><text:span text:style-name="T8">records that may be considered as a child in one computation instance. The methods </text:span><text:span text:style-name="code_20_sample"><text:span text:style-name="T8">getMotherRecords()</text:span></text:span><text:span text:style-name="T8"> and </text:span><text:span text:style-name="code_20_sample"><text:span text:style-name="T8">getFatherRecords()</text:span></text:span><text:span text:style-name="T8"> should provide vectors of records which</text:span><text:span text:style-name="T8"> are considered as the parents</text:span><text:span text:style-name="T8"> of a given</text:span><text:span text:style-name="T8"> child record</text:span><text:span text:style-name="T8">.</text:span></text:p>
        </text:list-item>
      </text:list>
      <text:p text:style-name="P8"/>
      <text:list text:style-name="L2">
        <text:list-item text:start-value="1">
          <text:p text:style-name="P34"><text:span text:style-name="T9">MendelianErrorCalculator and ReproducibilityErrorCalculator</text:span><text:span text:style-name="T8">: T</text:span><text:span text:style-name="T8">hese classes implement the calculation engine. They use</text:span><text:span text:style-name="T8"> the two </text:span><text:span text:style-name="T8">interfaces described above to determine which records to use during the computation and produce objects that extend from Inconsistencies. </text:span></text:p>
        </text:list-item>
      </text:list>
      <text:p text:style-name="P8"/>
      <text:list text:style-name="L2">
        <text:list-item text:start-value="1">
          <text:p text:style-name="P34"><text:span text:style-name="T4">InconsistencyCountingStrategy</text:span><text:span text:style-name="T3">: The Inconsistencies</text:span><text:span text:style-name="T8"> objects generated</text:span><text:span text:style-name="T8"> by the calculators are passed down to instances of this interface which may handle them as they are being calculated. For example, an implementation</text:span><text:span text:style-name="T8"> could produce reports or persist</text:span><text:span text:style-name="T8"> the</text:span><text:span text:style-name="T8"> inconsistencies in an RDBMS.</text:span></text:p>
        </text:list-item>
      </text:list>
      <text:h text:style-name="P19" text:outline-level="2">How to extend GenoByte to use it in another program</text:h>
      <text:p text:style-name="P3"/>
      <text:p text:style-name="P3"><text:tab/>Provided with the main GenoByte distribution file is an example called “GenoByte Infinium”. This example allows to see GenoByte in action, and also acts as a programming example showing the usage of the GenoByte API. We invite you to try executing this example, and then consult its source code (also included in the main distribution file). It will certainly give you a good idea of how to proceed.</text:p>
      <text:p text:style-name="P3"/>
      <text:p text:style-name="P3"><text:tab/>In the future, tutorials offering a step-by-step guide of how to extend certain parts of GenoByte, such as dictionaries and statistics, will follow.</text:p>
      <text:p text:style-name="P3"/>
      <text:p text:style-name="P1"/>
      <text:h text:style-name="P28" text:outline-level="1">Conclusion</text:h>
      <text:p text:style-name="P1"/>
      <text:p text:style-name="P1"><text:tab/>We have presented you the basics of the internal behaviour of GenoByte. First, we explored a few general concepts on which the API is built. Then we introduced you to all the major components in use. Finally, we described the queries and statistics mechanisms, while mentioning that GenoByte has many extension points on which a programmer can add functionalities. We hope this has given you a good idea of the way things work in this application. Being in its first release version, GenoByte comprises some functional limitations, as listed on the project's website. Those limitations will be addressed in the future releases, depending on several things such as the general community's interest in the project. We encourage everybody to share their thoughts with us on GenoByte and Obiba, and we are very opened to suggested patches to our projects. We sincerely hope that this project will be helpful in your application.</text:p>
      <text:p text:style-name="Standard"/>
      <text:h text:style-name="P28" text:outline-level="1">Copyright Notice</text:h>
      <text:p text:style-name="Standard"/>
      <text:p text:style-name="P1">Copyright 2007(c) Génome Québec. All rights reserved. </text:p>
      <text:p text:style-name="P1"/>
      <text:p text:style-name="P1">This file is part of GenoByte. </text:p>
      <text:p text:style-name="P1"/>
      <text:p text:style-name="P1">GenoByte is free software; you can redistribute it and/or modify it under the terms of the GNU General Public License as published by the Free Software Foundation; either version 3 of the License, or (at your option) any later version. </text:p>
      <text:p text:style-name="P1"/>
      <text:p text:style-name="P1">GenoByte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http://www.gnu.org/licenses/&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2" svg:font-family="'DejaVu Sans'" style:font-family-generic="roman"/>
    <style:font-face style:name="Times1" svg:font-family="Times" style:font-family-generic="roman"/>
    <style:font-face style:name="Courier 10 Pitch" svg:font-family="'Courier 10 Pitch'" style:font-adornments="Regular" style:font-pitch="fixed"/>
    <style:font-face style:name="Monospace" svg:font-family="Monospace" style:font-pitch="fixed"/>
    <style:font-face style:name="DejaVu Sans1" svg:font-family="'DejaVu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3"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3" style:font-size-asian="12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default-outline-level="1">
      <style:text-properties fo:font-size="18pt" fo:font-weight="bold" style:font-size-asian="18pt"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code_20_sample" style:display-name="code sample" style:family="paragraph" style:parent-style-name="Standard" style:class="text">
      <style:text-properties style:font-name="Courier 10 Pitch"/>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ode_20_sample" style:display-name="code sample" style:family="text">
      <style:text-properties style:font-name="Courier 10 Pitc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7-09-12T11:07:35</meta:creation-date>
    <dc:date>2007-10-01T11:56:41</dc:date>
    <meta:printed-by>Guillaume Barreau</meta:printed-by>
    <meta:print-date>2007-09-20T14:08:44</meta:print-date>
    <dc:language>en-GB</dc:language>
    <meta:editing-cycles>1260</meta:editing-cycles>
    <meta:user-defined meta:name="Info 1"/>
    <meta:user-defined meta:name="Info 2"/>
    <meta:user-defined meta:name="Info 3"/>
    <meta:user-defined meta:name="Info 4"/>
    <meta:document-statistic meta:table-count="12" meta:image-count="0" meta:object-count="4" meta:page-count="17" meta:paragraph-count="246" meta:word-count="4568" meta:character-count="27532"/>
  </office:meta>
</office:document-meta>
</file>

<file path=Object 1/content.xml><?xml version="1.0" encoding="utf-8"?>
<!DOCTYPE math  PUBLIC '-//OpenOffice.org//DTD Modified W3C MathML 1.01//EN'  'math.dtd'>
<math:math xmlns:math="http://www.w3.org/1998/Math/MathML">
  <math:semantics>
    <math:mrow>
      <math:mrow>
        <math:mrow>
          <math:mo math:stretchy="false">¬</math:mo>
          <math:mrow>
            <math:mo math:stretchy="false">(</math:mo>
            <math:mi math:fontstyle="italic">BV1</math:mi>
            <math:mo math:stretchy="false">)</math:mo>
          </math:mrow>
        </math:mrow>
        <math:mo math:stretchy="false">∧</math:mo>
        <math:mi math:fontstyle="italic">BV2</math:mi>
      </math:mrow>
      <math:mo math:stretchy="false">∧</math:mo>
      <math:mi math:fontstyle="italic">BV3</math:mi>
    </math:mrow>
    <math:annotation math:encoding="StarMath 5.0">neg (BV1) and BV2 and BV3</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o math:stretchy="false">(</math:mo>
        <math:mi math:fontstyle="italic">BV1</math:mi>
        <math:mo math:stretchy="false">)</math:mo>
      </math:mrow>
    </math:mrow>
    <math:annotation math:encoding="StarMath 5.0">neg (BV1)</math:annotation>
  </math:semantics>
</math:math>
</file>

<file path=Object 3/content.xml><?xml version="1.0" encoding="utf-8"?>
<!DOCTYPE math  PUBLIC '-//OpenOffice.org//DTD Modified W3C MathML 1.01//EN'  'math.dtd'>
<math:math xmlns:math="http://www.w3.org/1998/Math/MathML">
  <math:semantics>
    <math:mrow>
      <math:mo math:stretchy="false">∧</math:mo>
      <math:mi math:fontstyle="italic">BV2</math:mi>
    </math:mrow>
    <math:annotation math:encoding="StarMath 5.0">%and BV2</math:annotation>
  </math:semantics>
</math:math>
</file>

<file path=Object 4/content.xml><?xml version="1.0" encoding="utf-8"?>
<!DOCTYPE math  PUBLIC '-//OpenOffice.org//DTD Modified W3C MathML 1.01//EN'  'math.dtd'>
<math:math xmlns:math="http://www.w3.org/1998/Math/MathML">
  <math:semantics>
    <math:mrow>
      <math:mo math:stretchy="false">∧</math:mo>
      <math:mi math:fontstyle="italic">BV3</math:mi>
    </math:mrow>
    <math:annotation math:encoding="StarMath 5.0">%and BV3</math:annotation>
  </math:semantics>
</math:math>
</file>